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EB Garamond 08" svg:font-family="'EB Garamond 08'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URW Bookman" svg:font-family="'URW Bookman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63cm"/>
    </style:style>
    <style:style style:name="co3" style:family="table-column">
      <style:table-column-properties fo:break-before="auto" style:column-width="12.698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6.789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1.016cm"/>
    </style:style>
    <style:style style:name="co10" style:family="table-column">
      <style:table-column-properties fo:break-before="auto" style:column-width="3.549cm"/>
    </style:style>
    <style:style style:name="co11" style:family="table-column">
      <style:table-column-properties fo:break-before="auto" style:column-width="5.99cm"/>
    </style:style>
    <style:style style:name="co12" style:family="table-column">
      <style:table-column-properties fo:break-before="auto" style:column-width="5.454cm"/>
    </style:style>
    <style:style style:name="co13" style:family="table-column">
      <style:table-column-properties fo:break-before="auto" style:column-width="5.835cm"/>
    </style:style>
    <style:style style:name="co14" style:family="table-column">
      <style:table-column-properties fo:break-before="auto" style:column-width="4.692cm"/>
    </style:style>
    <style:style style:name="co15" style:family="table-column">
      <style:table-column-properties fo:break-before="auto" style:column-width="1.833cm"/>
    </style:style>
    <style:style style:name="co16" style:family="table-column">
      <style:table-column-properties fo:break-before="auto" style:column-width="8.93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font-name="EB Garamond 08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ext-properties style:font-name="Liberation Mono" fo:font-size="9pt" style:font-size-asian="9pt" style:font-size-complex="9pt"/>
    </style:style>
    <style:style style:name="ce1" style:family="table-cell" style:parent-style-name="Default">
      <style:table-cell-properties fo:wrap-option="no-wrap"/>
      <style:text-properties style:font-name="URW Bookman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wrap-option="no-wrap"/>
      <style:text-properties style:font-name="Liberation Mono" fo:font-size="9pt" style:font-size-asian="9pt" style:font-size-complex="9pt"/>
    </style:style>
    <style:style style:name="ce3" style:family="table-cell" style:parent-style-name="Default">
      <style:table-cell-properties fo:wrap-option="no-wrap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cm_type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1020" table:default-cell-style-name="ce5"/>
        <table:table-row table:style-name="ro1"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enum</text:p>
          </table:table-cell>
          <table:table-cell table:style-name="ce4" office:value-type="string" calcext:value-type="string">
            <text:p>Desc</text:p>
          </table:table-cell>
          <table:table-cell table:style-name="ce4" table:number-columns-repeated="102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ND_PCM_TYPE_HW</text:p>
          </table:table-cell>
          <table:table-cell office:value-type="string" calcext:value-type="string">
            <text:p>Kernel level PCM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ND_PCM_TYPE_HOOKS</text:p>
          </table:table-cell>
          <table:table-cell office:value-type="string" calcext:value-type="string">
            <text:p>Hooked PCM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ND_PCM_TYPE_MULTI</text:p>
          </table:table-cell>
          <table:table-cell office:value-type="string" calcext:value-type="string">
            <text:p>One or more linked PCM with exclusive access to selected channels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ND_PCM_TYPE_FILE</text:p>
          </table:table-cell>
          <table:table-cell office:value-type="string" calcext:value-type="string">
            <text:p>File writing plugin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ND_PCM_TYPE_NULL</text:p>
          </table:table-cell>
          <table:table-cell office:value-type="string" calcext:value-type="string">
            <text:p>Null endpoint PCM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ND_PCM_TYPE_SHM</text:p>
          </table:table-cell>
          <table:table-cell office:value-type="string" calcext:value-type="string">
            <text:p>Shared memory client PCM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ND_PCM_TYPE_INET</text:p>
          </table:table-cell>
          <table:table-cell office:value-type="string" calcext:value-type="string">
            <text:p>INET client PCM (not yet implemented)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ND_PCM_TYPE_COPY</text:p>
          </table:table-cell>
          <table:table-cell office:value-type="string" calcext:value-type="string">
            <text:p>Copying plugin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ND_PCM_TYPE_LINEAR</text:p>
          </table:table-cell>
          <table:table-cell office:value-type="string" calcext:value-type="string">
            <text:p>Linear format conversion PCM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ND_PCM_TYPE_ALAW</text:p>
          </table:table-cell>
          <table:table-cell office:value-type="string" calcext:value-type="string">
            <text:p>A-Law format conversion PCM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ND_PCM_TYPE_MULAW</text:p>
          </table:table-cell>
          <table:table-cell office:value-type="string" calcext:value-type="string">
            <text:p>Mu-Law format conversion PCM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ND_PCM_TYPE_ADPCM</text:p>
          </table:table-cell>
          <table:table-cell office:value-type="string" calcext:value-type="string">
            <text:p>IMA-ADPCM format conversion PCM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ND_PCM_TYPE_RATE</text:p>
          </table:table-cell>
          <table:table-cell office:value-type="string" calcext:value-type="string">
            <text:p>Rate conversion PCM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ND_PCM_TYPE_ROUTE</text:p>
          </table:table-cell>
          <table:table-cell office:value-type="string" calcext:value-type="string">
            <text:p>Attenuated static route PCM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ND_PCM_TYPE_PLUG</text:p>
          </table:table-cell>
          <table:table-cell office:value-type="string" calcext:value-type="string">
            <text:p>Format adjusted PCM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ND_PCM_TYPE_SHARE</text:p>
          </table:table-cell>
          <table:table-cell office:value-type="string" calcext:value-type="string">
            <text:p>Sharing PCM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ND_PCM_TYPE_METER</text:p>
          </table:table-cell>
          <table:table-cell office:value-type="string" calcext:value-type="string">
            <text:p>Meter plugin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ND_PCM_TYPE_MIX</text:p>
          </table:table-cell>
          <table:table-cell office:value-type="string" calcext:value-type="string">
            <text:p>Mixing PCM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ND_PCM_TYPE_DROUTE</text:p>
          </table:table-cell>
          <table:table-cell office:value-type="string" calcext:value-type="string">
            <text:p>Attenuated dynamic route PCM (not yet implemented)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ND_PCM_TYPE_LBSERVER</text:p>
          </table:table-cell>
          <table:table-cell office:value-type="string" calcext:value-type="string">
            <text:p>Loopback server plugin (not yet implemented)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ND_PCM_TYPE_LINEAR_FLOAT</text:p>
          </table:table-cell>
          <table:table-cell office:value-type="string" calcext:value-type="string">
            <text:p>Linear Integer &lt;-&gt; Linear Float format conversion PCM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ND_PCM_TYPE_LADSPA</text:p>
          </table:table-cell>
          <table:table-cell office:value-type="string" calcext:value-type="string">
            <text:p>LADSPA integration plugin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ND_PCM_TYPE_DMIX</text:p>
          </table:table-cell>
          <table:table-cell office:value-type="string" calcext:value-type="string">
            <text:p>Direct Mixing plugin</text:p>
          </table:table-cell>
          <table:table-cell table:number-columns-repeated="102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ND_PCM_TYPE_JACK</text:p>
          </table:table-cell>
          <table:table-cell office:value-type="string" calcext:value-type="string">
            <text:p>Jack Audio Connection Kit plugin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ND_PCM_TYPE_DSNOOP</text:p>
          </table:table-cell>
          <table:table-cell office:value-type="string" calcext:value-type="string">
            <text:p>Direct Snooping plugin</text:p>
          </table:table-cell>
          <table:table-cell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ND_PCM_TYPE_DSHARE</text:p>
          </table:table-cell>
          <table:table-cell office:value-type="string" calcext:value-type="string">
            <text:p>Direct Sharing plugin</text:p>
          </table:table-cell>
          <table:table-cell table:number-columns-repeated="102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ND_PCM_TYPE_IEC958</text:p>
          </table:table-cell>
          <table:table-cell office:value-type="string" calcext:value-type="string">
            <text:p>IEC958 subframe plugin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ND_PCM_TYPE_SOFTVOL</text:p>
          </table:table-cell>
          <table:table-cell office:value-type="string" calcext:value-type="string">
            <text:p>Soft volume plugin</text:p>
          </table:table-cell>
          <table:table-cell table:number-columns-repeated="102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ND_PCM_TYPE_IOPLUG</text:p>
          </table:table-cell>
          <table:table-cell office:value-type="string" calcext:value-type="string">
            <text:p>External I/O plugin</text:p>
          </table:table-cell>
          <table:table-cell table:number-columns-repeated="102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SND_PCM_TYPE_EXTPLUG</text:p>
          </table:table-cell>
          <table:table-cell office:value-type="string" calcext:value-type="string">
            <text:p>External filter plugin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SND_PCM_TYPE_MMAP_EMUL</text:p>
          </table:table-cell>
          <table:table-cell office:value-type="string" calcext:value-type="string">
            <text:p>Mmap-emulation plugin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SND_PCM_TYPE_LAST</text:p>
          </table:table-cell>
          <table:table-cell office:value-type="string" calcext:value-type="string">
            <text:p>managerial</text:p>
          </table:table-cell>
          <table:table-cell table:number-columns-repeated="1020"/>
        </table:table-row>
        <table:table-row table:style-name="ro2" table:number-rows-repeated="104854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formats" table:style-name="ta1">
        <office:forms form:automatic-focus="false" form:apply-design-mode="false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1013" table:default-cell-style-name="ce2"/>
        <table:table-row table:style-name="ro3">
          <table:table-cell table:style-name="ce1" office:value-type="string" calcext:value-type="string">
            <text:p>Nod</text:p>
          </table:table-cell>
          <table:table-cell table:style-name="ce1" office:value-type="string" calcext:value-type="string">
            <text:p>Nox</text:p>
          </table:table-cell>
          <table:table-cell table:style-name="ce1" office:value-type="string" calcext:value-type="string">
            <text:p>enu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bits</text:p>
          </table:table-cell>
          <table:table-cell table:style-name="ce1" office:value-type="string" calcext:value-type="string">
            <text:p>bytes</text:p>
          </table:table-cell>
          <table:table-cell table:style-name="ce1" office:value-type="string" calcext:value-type="string">
            <text:p>just</text:p>
          </table:table-cell>
          <table:table-cell table:style-name="ce1" office:value-type="string" calcext:value-type="string">
            <text:p>Sign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Spec</text:p>
          </table:table-cell>
          <table:table-cell table:style-name="ce1" office:value-type="string" calcext:value-type="string">
            <text:p>charMake</text:p>
          </table:table-cell>
          <table:table-cell table:style-name="ce1" table:number-columns-repeated="2"/>
          <table:table-cell table:style-name="ce1" office:value-type="string" calcext:value-type="string">
            <text:p>spaces</text:p>
          </table:table-cell>
          <table:table-cell table:style-name="ce1" office:value-type="string" calcext:value-type="string">
            <text:p><text:s text:c="36"/></text:p>
          </table:table-cell>
          <table:table-cell table:style-name="ce1" table:number-columns-repeated="1005"/>
        </table:table-row>
        <table:table-row table:style-name="ro3">
          <table:table-cell office:value-type="float" office:value="-1" calcext:value-type="float">
            <text:p>-1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SND_PCM_FORMAT_UNKNOW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DI_08</text:p>
          </table:table-cell>
          <table:table-cell office:value-type="string" calcext:value-type="string">
            <text:p>ADY_1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UNS</text:p>
          </table:table-cell>
          <table:table-cell office:value-type="string" calcext:value-type="string">
            <text:p>ADE_LE</text:p>
          </table:table-cell>
          <table:table-cell office:value-type="string" calcext:value-type="string">
            <text:p>Unknown</text:p>
          </table:table-cell>
          <table:table-cell table:number-columns-repeated="1010"/>
        </table:table-row>
        <table:table-row table:style-name="ro3">
          <table:table-cell office:value-type="float" office:value="0" calcext:value-type="float">
            <text:p>0</text:p>
          </table:table-cell>
          <table:table-cell table:formula="of:=&quot;0x&quot;&amp;DEC2HEX([.A3];8)" office:value-type="string" office:string-value="0x00000000" calcext:value-type="string">
            <text:p>0x00000000</text:p>
          </table:table-cell>
          <table:table-cell office:value-type="string" calcext:value-type="string">
            <text:p>SND_PCM_FORMAT_S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DI_08</text:p>
          </table:table-cell>
          <table:table-cell office:value-type="string" calcext:value-type="string">
            <text:p>ADY_1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SIGN</text:p>
          </table:table-cell>
          <table:table-cell office:value-type="string" calcext:value-type="string">
            <text:p>ADE_LE</text:p>
          </table:table-cell>
          <table:table-cell table:number-columns-repeated="101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&quot;0x&quot;&amp;DEC2HEX([.A4];8)" office:value-type="string" office:string-value="0x00000001" calcext:value-type="string">
            <text:p>0x00000001</text:p>
          </table:table-cell>
          <table:table-cell office:value-type="string" calcext:value-type="string">
            <text:p>SND_PCM_FORMAT_U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DI_08</text:p>
          </table:table-cell>
          <table:table-cell office:value-type="string" calcext:value-type="string">
            <text:p>ADY_1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UNS</text:p>
          </table:table-cell>
          <table:table-cell office:value-type="string" calcext:value-type="string">
            <text:p>ADE_LE</text:p>
          </table:table-cell>
          <table:table-cell table:number-columns-repeated="101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&quot;0x&quot;&amp;DEC2HEX([.A5];8)" office:value-type="string" office:string-value="0x00000002" calcext:value-type="string">
            <text:p>0x00000002</text:p>
          </table:table-cell>
          <table:table-cell office:value-type="string" calcext:value-type="string">
            <text:p>SND_PCM_FORMAT_S16_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DI_16</text:p>
          </table:table-cell>
          <table:table-cell office:value-type="string" calcext:value-type="string">
            <text:p>ADY_2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SIGN</text:p>
          </table:table-cell>
          <table:table-cell office:value-type="string" calcext:value-type="string">
            <text:p>ADE_LE</text:p>
          </table:table-cell>
          <table:table-cell table:number-columns-repeated="1011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&quot;0x&quot;&amp;DEC2HEX([.A6];8)" office:value-type="string" office:string-value="0x00000003" calcext:value-type="string">
            <text:p>0x00000003</text:p>
          </table:table-cell>
          <table:table-cell office:value-type="string" calcext:value-type="string">
            <text:p>SND_PCM_FORMAT_S16_B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DI_16</text:p>
          </table:table-cell>
          <table:table-cell office:value-type="string" calcext:value-type="string">
            <text:p>ADY_2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SIGN</text:p>
          </table:table-cell>
          <table:table-cell office:value-type="string" calcext:value-type="string">
            <text:p>ADE_BE</text:p>
          </table:table-cell>
          <table:table-cell table:number-columns-repeated="1011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&quot;0x&quot;&amp;DEC2HEX([.A7];8)" office:value-type="string" office:string-value="0x00000004" calcext:value-type="string">
            <text:p>0x00000004</text:p>
          </table:table-cell>
          <table:table-cell office:value-type="string" calcext:value-type="string">
            <text:p>SND_PCM_FORMAT_U16_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DI_16</text:p>
          </table:table-cell>
          <table:table-cell office:value-type="string" calcext:value-type="string">
            <text:p>ADY_2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UNS</text:p>
          </table:table-cell>
          <table:table-cell office:value-type="string" calcext:value-type="string">
            <text:p>ADE_LE</text:p>
          </table:table-cell>
          <table:table-cell table:number-columns-repeated="1011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&quot;0x&quot;&amp;DEC2HEX([.A8];8)" office:value-type="string" office:string-value="0x00000005" calcext:value-type="string">
            <text:p>0x00000005</text:p>
          </table:table-cell>
          <table:table-cell office:value-type="string" calcext:value-type="string">
            <text:p>SND_PCM_FORMAT_U16_B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DI_16</text:p>
          </table:table-cell>
          <table:table-cell office:value-type="string" calcext:value-type="string">
            <text:p>ADY_2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UNS</text:p>
          </table:table-cell>
          <table:table-cell office:value-type="string" calcext:value-type="string">
            <text:p>ADE_BE</text:p>
          </table:table-cell>
          <table:table-cell table:number-columns-repeated="1011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&quot;0x&quot;&amp;DEC2HEX([.A9];8)" office:value-type="string" office:string-value="0x00000006" calcext:value-type="string">
            <text:p>0x00000006</text:p>
          </table:table-cell>
          <table:table-cell office:value-type="string" calcext:value-type="string">
            <text:p>SND_PCM_FORMAT_S24_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DI_24</text:p>
          </table:table-cell>
          <table:table-cell office:value-type="string" calcext:value-type="string">
            <text:p>ADY_4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SIGN</text:p>
          </table:table-cell>
          <table:table-cell office:value-type="string" calcext:value-type="string">
            <text:p>ADE_LE</text:p>
          </table:table-cell>
          <table:table-cell table:number-columns-repeated="1011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&quot;0x&quot;&amp;DEC2HEX([.A10];8)" office:value-type="string" office:string-value="0x00000007" calcext:value-type="string">
            <text:p>0x00000007</text:p>
          </table:table-cell>
          <table:table-cell office:value-type="string" calcext:value-type="string">
            <text:p>SND_PCM_FORMAT_S24_B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DI_24</text:p>
          </table:table-cell>
          <table:table-cell office:value-type="string" calcext:value-type="string">
            <text:p>ADY_4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SIGN</text:p>
          </table:table-cell>
          <table:table-cell office:value-type="string" calcext:value-type="string">
            <text:p>ADE_BE</text:p>
          </table:table-cell>
          <table:table-cell table:number-columns-repeated="1011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&quot;0x&quot;&amp;DEC2HEX([.A11];8)" office:value-type="string" office:string-value="0x00000008" calcext:value-type="string">
            <text:p>0x00000008</text:p>
          </table:table-cell>
          <table:table-cell office:value-type="string" calcext:value-type="string">
            <text:p>SND_PCM_FORMAT_U24_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DI_24</text:p>
          </table:table-cell>
          <table:table-cell office:value-type="string" calcext:value-type="string">
            <text:p>ADY_4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UNS</text:p>
          </table:table-cell>
          <table:table-cell office:value-type="string" calcext:value-type="string">
            <text:p>ADE_LE</text:p>
          </table:table-cell>
          <table:table-cell table:number-columns-repeated="1011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&quot;0x&quot;&amp;DEC2HEX([.A12];8)" office:value-type="string" office:string-value="0x00000009" calcext:value-type="string">
            <text:p>0x00000009</text:p>
          </table:table-cell>
          <table:table-cell office:value-type="string" calcext:value-type="string">
            <text:p>SND_PCM_FORMAT_U24_B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DI_24</text:p>
          </table:table-cell>
          <table:table-cell office:value-type="string" calcext:value-type="string">
            <text:p>ADY_4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UNS</text:p>
          </table:table-cell>
          <table:table-cell office:value-type="string" calcext:value-type="string">
            <text:p>ADE_BE</text:p>
          </table:table-cell>
          <table:table-cell table:number-columns-repeated="1011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&quot;0x&quot;&amp;DEC2HEX([.A13];8)" office:value-type="string" office:string-value="0x0000000A" calcext:value-type="string">
            <text:p>0x0000000A</text:p>
          </table:table-cell>
          <table:table-cell office:value-type="string" calcext:value-type="string">
            <text:p>SND_PCM_FORMAT_S32_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DI_32</text:p>
          </table:table-cell>
          <table:table-cell office:value-type="string" calcext:value-type="string">
            <text:p>ADY_4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SIGN</text:p>
          </table:table-cell>
          <table:table-cell office:value-type="string" calcext:value-type="string">
            <text:p>ADE_LE</text:p>
          </table:table-cell>
          <table:table-cell table:number-columns-repeated="1011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&quot;0x&quot;&amp;DEC2HEX([.A14];8)" office:value-type="string" office:string-value="0x0000000B" calcext:value-type="string">
            <text:p>0x0000000B</text:p>
          </table:table-cell>
          <table:table-cell office:value-type="string" calcext:value-type="string">
            <text:p>SND_PCM_FORMAT_S32_B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DI_32</text:p>
          </table:table-cell>
          <table:table-cell office:value-type="string" calcext:value-type="string">
            <text:p>ADY_4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SIGN</text:p>
          </table:table-cell>
          <table:table-cell office:value-type="string" calcext:value-type="string">
            <text:p>ADE_BE</text:p>
          </table:table-cell>
          <table:table-cell table:number-columns-repeated="1011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&quot;0x&quot;&amp;DEC2HEX([.A15];8)" office:value-type="string" office:string-value="0x0000000C" calcext:value-type="string">
            <text:p>0x0000000C</text:p>
          </table:table-cell>
          <table:table-cell office:value-type="string" calcext:value-type="string">
            <text:p>SND_PCM_FORMAT_U32_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DI_32</text:p>
          </table:table-cell>
          <table:table-cell office:value-type="string" calcext:value-type="string">
            <text:p>ADY_4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UNS</text:p>
          </table:table-cell>
          <table:table-cell office:value-type="string" calcext:value-type="string">
            <text:p>ADE_LE</text:p>
          </table:table-cell>
          <table:table-cell table:number-columns-repeated="1011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&quot;0x&quot;&amp;DEC2HEX([.A16];8)" office:value-type="string" office:string-value="0x0000000D" calcext:value-type="string">
            <text:p>0x0000000D</text:p>
          </table:table-cell>
          <table:table-cell office:value-type="string" calcext:value-type="string">
            <text:p>SND_PCM_FORMAT_U32_B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DI_32</text:p>
          </table:table-cell>
          <table:table-cell office:value-type="string" calcext:value-type="string">
            <text:p>ADY_4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UNS</text:p>
          </table:table-cell>
          <table:table-cell office:value-type="string" calcext:value-type="string">
            <text:p>ADE_BE</text:p>
          </table:table-cell>
          <table:table-cell table:number-columns-repeated="101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&quot;0x&quot;&amp;DEC2HEX([.A17];8)" office:value-type="string" office:string-value="0x0000000E" calcext:value-type="string">
            <text:p>0x0000000E</text:p>
          </table:table-cell>
          <table:table-cell office:value-type="string" calcext:value-type="string">
            <text:p>SND_PCM_FORMAT_FLOAT_L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ADI_32</text:p>
          </table:table-cell>
          <table:table-cell office:value-type="string" calcext:value-type="string">
            <text:p>ADY_4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EXP</text:p>
          </table:table-cell>
          <table:table-cell office:value-type="string" calcext:value-type="string">
            <text:p>ADE_LE</text:p>
          </table:table-cell>
          <table:table-cell table:number-columns-repeated="101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&quot;0x&quot;&amp;DEC2HEX([.A18];8)" office:value-type="string" office:string-value="0x0000000F" calcext:value-type="string">
            <text:p>0x0000000F</text:p>
          </table:table-cell>
          <table:table-cell office:value-type="string" calcext:value-type="string">
            <text:p>SND_PCM_FORMAT_FLOAT_B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ADI_32</text:p>
          </table:table-cell>
          <table:table-cell office:value-type="string" calcext:value-type="string">
            <text:p>ADY_4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EXP</text:p>
          </table:table-cell>
          <table:table-cell office:value-type="string" calcext:value-type="string">
            <text:p>ADE_BE</text:p>
          </table:table-cell>
          <table:table-cell table:number-columns-repeated="1011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&quot;0x&quot;&amp;DEC2HEX([.A19];8)" office:value-type="string" office:string-value="0x00000010" calcext:value-type="string">
            <text:p>0x00000010</text:p>
          </table:table-cell>
          <table:table-cell office:value-type="string" calcext:value-type="string">
            <text:p>SND_PCM_FORMAT_FLOAT64_L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ADI_64</text:p>
          </table:table-cell>
          <table:table-cell office:value-type="string" calcext:value-type="string">
            <text:p>ADY_8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EXP</text:p>
          </table:table-cell>
          <table:table-cell office:value-type="string" calcext:value-type="string">
            <text:p>ADE_LE</text:p>
          </table:table-cell>
          <table:table-cell table:number-columns-repeated="1011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&quot;0x&quot;&amp;DEC2HEX([.A20];8)" office:value-type="string" office:string-value="0x00000011" calcext:value-type="string">
            <text:p>0x00000011</text:p>
          </table:table-cell>
          <table:table-cell office:value-type="string" calcext:value-type="string">
            <text:p>SND_PCM_FORMAT_FLOAT64_B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ADI_64</text:p>
          </table:table-cell>
          <table:table-cell office:value-type="string" calcext:value-type="string">
            <text:p>ADY_8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EXP</text:p>
          </table:table-cell>
          <table:table-cell office:value-type="string" calcext:value-type="string">
            <text:p>ADE_BE</text:p>
          </table:table-cell>
          <table:table-cell table:number-columns-repeated="1011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&quot;0x&quot;&amp;DEC2HEX([.A21];8)" office:value-type="string" office:string-value="0x00000012" calcext:value-type="string">
            <text:p>0x00000012</text:p>
          </table:table-cell>
          <table:table-cell office:value-type="string" calcext:value-type="string">
            <text:p>SND_PCM_FORMAT_IEC958_SUBFRAME_LE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ADI_08</text:p>
          </table:table-cell>
          <table:table-cell office:value-type="string" calcext:value-type="string">
            <text:p>ADY_1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VAR</text:p>
          </table:table-cell>
          <table:table-cell office:value-type="string" calcext:value-type="string">
            <text:p>ADE_LE</text:p>
          </table:table-cell>
          <table:table-cell office:value-type="string" calcext:value-type="string">
            <text:p>IEC-958</text:p>
          </table:table-cell>
          <table:table-cell table:number-columns-repeated="1010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&quot;0x&quot;&amp;DEC2HEX([.A22];8)" office:value-type="string" office:string-value="0x00000013" calcext:value-type="string">
            <text:p>0x00000013</text:p>
          </table:table-cell>
          <table:table-cell office:value-type="string" calcext:value-type="string">
            <text:p>SND_PCM_FORMAT_IEC958_SUBFRAME_BE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ADI_08</text:p>
          </table:table-cell>
          <table:table-cell office:value-type="string" calcext:value-type="string">
            <text:p>ADY_1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VAR</text:p>
          </table:table-cell>
          <table:table-cell office:value-type="string" calcext:value-type="string">
            <text:p>ADE_BE</text:p>
          </table:table-cell>
          <table:table-cell office:value-type="string" calcext:value-type="string">
            <text:p>IEC-958</text:p>
          </table:table-cell>
          <table:table-cell table:number-columns-repeated="1010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&quot;0x&quot;&amp;DEC2HEX([.A23];8)" office:value-type="string" office:string-value="0x00000014" calcext:value-type="string">
            <text:p>0x00000014</text:p>
          </table:table-cell>
          <table:table-cell office:value-type="string" calcext:value-type="string">
            <text:p>SND_PCM_FORMAT_MU_LAW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ADI_08</text:p>
          </table:table-cell>
          <table:table-cell office:value-type="string" calcext:value-type="string">
            <text:p>ADY_1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NL</text:p>
          </table:table-cell>
          <table:table-cell office:value-type="string" calcext:value-type="string">
            <text:p>ADE_LE</text:p>
          </table:table-cell>
          <table:table-cell office:value-type="string" calcext:value-type="string">
            <text:p>μ-Law</text:p>
          </table:table-cell>
          <table:table-cell table:number-columns-repeated="1010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&quot;0x&quot;&amp;DEC2HEX([.A24];8)" office:value-type="string" office:string-value="0x00000015" calcext:value-type="string">
            <text:p>0x00000015</text:p>
          </table:table-cell>
          <table:table-cell office:value-type="string" calcext:value-type="string">
            <text:p>SND_PCM_FORMAT_A_LAW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ADI_08</text:p>
          </table:table-cell>
          <table:table-cell office:value-type="string" calcext:value-type="string">
            <text:p>ADY_1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NL</text:p>
          </table:table-cell>
          <table:table-cell office:value-type="string" calcext:value-type="string">
            <text:p>ADE_LE</text:p>
          </table:table-cell>
          <table:table-cell office:value-type="string" calcext:value-type="string">
            <text:p>A-Law</text:p>
          </table:table-cell>
          <table:table-cell table:number-columns-repeated="1010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&quot;0x&quot;&amp;DEC2HEX([.A25];8)" office:value-type="string" office:string-value="0x00000016" calcext:value-type="string">
            <text:p>0x00000016</text:p>
          </table:table-cell>
          <table:table-cell office:value-type="string" calcext:value-type="string">
            <text:p>SND_PCM_FORMAT_IMA_ADPCM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ADI_08</text:p>
          </table:table-cell>
          <table:table-cell office:value-type="string" calcext:value-type="string">
            <text:p>ADY_1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VAR</text:p>
          </table:table-cell>
          <table:table-cell office:value-type="string" calcext:value-type="string">
            <text:p>ADE_LE</text:p>
          </table:table-cell>
          <table:table-cell office:value-type="string" calcext:value-type="string">
            <text:p>ADPCM IMA</text:p>
          </table:table-cell>
          <table:table-cell table:number-columns-repeated="1010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&quot;0x&quot;&amp;DEC2HEX([.A26];8)" office:value-type="string" office:string-value="0x00000017" calcext:value-type="string">
            <text:p>0x00000017</text:p>
          </table:table-cell>
          <table:table-cell office:value-type="string" calcext:value-type="string">
            <text:p>SND_PCM_FORMAT_MPEG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ADI_08</text:p>
          </table:table-cell>
          <table:table-cell office:value-type="string" calcext:value-type="string">
            <text:p>ADY_1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VAR</text:p>
          </table:table-cell>
          <table:table-cell office:value-type="string" calcext:value-type="string">
            <text:p>ADE_LE</text:p>
          </table:table-cell>
          <table:table-cell office:value-type="string" calcext:value-type="string">
            <text:p>MPEG</text:p>
          </table:table-cell>
          <table:table-cell table:number-columns-repeated="1010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&quot;0x&quot;&amp;DEC2HEX([.A27];8)" office:value-type="string" office:string-value="0x00000018" calcext:value-type="string">
            <text:p>0x00000018</text:p>
          </table:table-cell>
          <table:table-cell office:value-type="string" calcext:value-type="string">
            <text:p>SND_PCM_FORMAT_GSM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ADI_08</text:p>
          </table:table-cell>
          <table:table-cell office:value-type="string" calcext:value-type="string">
            <text:p>ADY_1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VAR</text:p>
          </table:table-cell>
          <table:table-cell office:value-type="string" calcext:value-type="string">
            <text:p>ADE_LE</text:p>
          </table:table-cell>
          <table:table-cell office:value-type="string" calcext:value-type="string">
            <text:p>GSM</text:p>
          </table:table-cell>
          <table:table-cell table:number-columns-repeated="1010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&quot;0x&quot;&amp;DEC2HEX([.A28];8)" office:value-type="string" office:string-value="0x00000019" calcext:value-type="string">
            <text:p>0x00000019</text:p>
          </table:table-cell>
          <table:table-cell office:value-type="string" calcext:value-type="string">
            <text:p>SND_PCM_FORMAT_S20_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DI_20</text:p>
          </table:table-cell>
          <table:table-cell office:value-type="string" calcext:value-type="string">
            <text:p>ADY_4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SIGN</text:p>
          </table:table-cell>
          <table:table-cell office:value-type="string" calcext:value-type="string">
            <text:p>ADE_LE</text:p>
          </table:table-cell>
          <table:table-cell table:number-columns-repeated="1011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&quot;0x&quot;&amp;DEC2HEX([.A29];8)" office:value-type="string" office:string-value="0x0000001A" calcext:value-type="string">
            <text:p>0x0000001A</text:p>
          </table:table-cell>
          <table:table-cell office:value-type="string" calcext:value-type="string">
            <text:p>SND_PCM_FORMAT_S20_B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DI_20</text:p>
          </table:table-cell>
          <table:table-cell office:value-type="string" calcext:value-type="string">
            <text:p>ADY_4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SIGN</text:p>
          </table:table-cell>
          <table:table-cell office:value-type="string" calcext:value-type="string">
            <text:p>ADE_BE</text:p>
          </table:table-cell>
          <table:table-cell table:number-columns-repeated="1011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&quot;0x&quot;&amp;DEC2HEX([.A30];8)" office:value-type="string" office:string-value="0x0000001B" calcext:value-type="string">
            <text:p>0x0000001B</text:p>
          </table:table-cell>
          <table:table-cell office:value-type="string" calcext:value-type="string">
            <text:p>SND_PCM_FORMAT_U20_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DI_20</text:p>
          </table:table-cell>
          <table:table-cell office:value-type="string" calcext:value-type="string">
            <text:p>ADY_4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UNS</text:p>
          </table:table-cell>
          <table:table-cell office:value-type="string" calcext:value-type="string">
            <text:p>ADE_LE</text:p>
          </table:table-cell>
          <table:table-cell table:number-columns-repeated="1011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&quot;0x&quot;&amp;DEC2HEX([.A31];8)" office:value-type="string" office:string-value="0x0000001C" calcext:value-type="string">
            <text:p>0x0000001C</text:p>
          </table:table-cell>
          <table:table-cell office:value-type="string" calcext:value-type="string">
            <text:p>SND_PCM_FORMAT_U20_B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DI_20</text:p>
          </table:table-cell>
          <table:table-cell office:value-type="string" calcext:value-type="string">
            <text:p>ADY_4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UNS</text:p>
          </table:table-cell>
          <table:table-cell office:value-type="string" calcext:value-type="string">
            <text:p>ADE_BE</text:p>
          </table:table-cell>
          <table:table-cell table:number-columns-repeated="1011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&quot;0x&quot;&amp;DEC2HEX([.A32];8)" office:value-type="string" office:string-value="0x0000001D" calcext:value-type="string">
            <text:p>0x0000001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DI_08</text:p>
          </table:table-cell>
          <table:table-cell office:value-type="string" calcext:value-type="string">
            <text:p>ADY_1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UNS</text:p>
          </table:table-cell>
          <table:table-cell office:value-type="string" calcext:value-type="string">
            <text:p>ADE_LE</text:p>
          </table:table-cell>
          <table:table-cell table:number-columns-repeated="1011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&quot;0x&quot;&amp;DEC2HEX([.A33];8)" office:value-type="string" office:string-value="0x0000001E" calcext:value-type="string">
            <text:p>0x0000001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DI_08</text:p>
          </table:table-cell>
          <table:table-cell office:value-type="string" calcext:value-type="string">
            <text:p>ADY_1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UNS</text:p>
          </table:table-cell>
          <table:table-cell office:value-type="string" calcext:value-type="string">
            <text:p>ADE_LE</text:p>
          </table:table-cell>
          <table:table-cell table:number-columns-repeated="1011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&quot;0x&quot;&amp;DEC2HEX([.A34];8)" office:value-type="string" office:string-value="0x0000001F" calcext:value-type="string">
            <text:p>0x0000001F</text:p>
          </table:table-cell>
          <table:table-cell office:value-type="string" calcext:value-type="string">
            <text:p>SND_PCM_FORMAT_SPECI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DI_08</text:p>
          </table:table-cell>
          <table:table-cell office:value-type="string" calcext:value-type="string">
            <text:p>ADY_1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UNS</text:p>
          </table:table-cell>
          <table:table-cell office:value-type="string" calcext:value-type="string">
            <text:p>ADE_LE</text:p>
          </table:table-cell>
          <table:table-cell office:value-type="string" calcext:value-type="string">
            <text:p>Special</text:p>
          </table:table-cell>
          <table:table-cell table:number-columns-repeated="1010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&quot;0x&quot;&amp;DEC2HEX([.A35];8)" office:value-type="string" office:string-value="0x00000020" calcext:value-type="string">
            <text:p>0x00000020</text:p>
          </table:table-cell>
          <table:table-cell office:value-type="string" calcext:value-type="string">
            <text:p>SND_PCM_FORMAT_S24_3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DI_24</text:p>
          </table:table-cell>
          <table:table-cell office:value-type="string" calcext:value-type="string">
            <text:p>ADY_3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SIGN</text:p>
          </table:table-cell>
          <table:table-cell office:value-type="string" calcext:value-type="string">
            <text:p>ADE_LE</text:p>
          </table:table-cell>
          <table:table-cell table:number-columns-repeated="1011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&quot;0x&quot;&amp;DEC2HEX([.A36];8)" office:value-type="string" office:string-value="0x00000021" calcext:value-type="string">
            <text:p>0x00000021</text:p>
          </table:table-cell>
          <table:table-cell office:value-type="string" calcext:value-type="string">
            <text:p>SND_PCM_FORMAT_S24_3B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DI_24</text:p>
          </table:table-cell>
          <table:table-cell office:value-type="string" calcext:value-type="string">
            <text:p>ADY_3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SIGN</text:p>
          </table:table-cell>
          <table:table-cell office:value-type="string" calcext:value-type="string">
            <text:p>ADE_BE</text:p>
          </table:table-cell>
          <table:table-cell table:number-columns-repeated="1011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&quot;0x&quot;&amp;DEC2HEX([.A37];8)" office:value-type="string" office:string-value="0x00000022" calcext:value-type="string">
            <text:p>0x00000022</text:p>
          </table:table-cell>
          <table:table-cell office:value-type="string" calcext:value-type="string">
            <text:p>SND_PCM_FORMAT_U24_3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DI_24</text:p>
          </table:table-cell>
          <table:table-cell office:value-type="string" calcext:value-type="string">
            <text:p>ADY_3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UNS</text:p>
          </table:table-cell>
          <table:table-cell office:value-type="string" calcext:value-type="string">
            <text:p>ADE_LE</text:p>
          </table:table-cell>
          <table:table-cell table:number-columns-repeated="1011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&quot;0x&quot;&amp;DEC2HEX([.A38];8)" office:value-type="string" office:string-value="0x00000023" calcext:value-type="string">
            <text:p>0x00000023</text:p>
          </table:table-cell>
          <table:table-cell office:value-type="string" calcext:value-type="string">
            <text:p>SND_PCM_FORMAT_U24_3B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DI_24</text:p>
          </table:table-cell>
          <table:table-cell office:value-type="string" calcext:value-type="string">
            <text:p>ADY_3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UNS</text:p>
          </table:table-cell>
          <table:table-cell office:value-type="string" calcext:value-type="string">
            <text:p>ADE_BE</text:p>
          </table:table-cell>
          <table:table-cell table:number-columns-repeated="1011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&quot;0x&quot;&amp;DEC2HEX([.A39];8)" office:value-type="string" office:string-value="0x00000024" calcext:value-type="string">
            <text:p>0x00000024</text:p>
          </table:table-cell>
          <table:table-cell office:value-type="string" calcext:value-type="string">
            <text:p>SND_PCM_FORMAT_S20_3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DI_20</text:p>
          </table:table-cell>
          <table:table-cell office:value-type="string" calcext:value-type="string">
            <text:p>ADY_3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SIGN</text:p>
          </table:table-cell>
          <table:table-cell office:value-type="string" calcext:value-type="string">
            <text:p>ADE_LE</text:p>
          </table:table-cell>
          <table:table-cell table:number-columns-repeated="1011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&quot;0x&quot;&amp;DEC2HEX([.A40];8)" office:value-type="string" office:string-value="0x00000025" calcext:value-type="string">
            <text:p>0x00000025</text:p>
          </table:table-cell>
          <table:table-cell office:value-type="string" calcext:value-type="string">
            <text:p>SND_PCM_FORMAT_S20_3B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DI_20</text:p>
          </table:table-cell>
          <table:table-cell office:value-type="string" calcext:value-type="string">
            <text:p>ADY_3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SIGN</text:p>
          </table:table-cell>
          <table:table-cell office:value-type="string" calcext:value-type="string">
            <text:p>ADE_BE</text:p>
          </table:table-cell>
          <table:table-cell table:number-columns-repeated="1011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&quot;0x&quot;&amp;DEC2HEX([.A41];8)" office:value-type="string" office:string-value="0x00000026" calcext:value-type="string">
            <text:p>0x00000026</text:p>
          </table:table-cell>
          <table:table-cell office:value-type="string" calcext:value-type="string">
            <text:p>SND_PCM_FORMAT_U20_3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DI_20</text:p>
          </table:table-cell>
          <table:table-cell office:value-type="string" calcext:value-type="string">
            <text:p>ADY_3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UNS</text:p>
          </table:table-cell>
          <table:table-cell office:value-type="string" calcext:value-type="string">
            <text:p>ADE_LE</text:p>
          </table:table-cell>
          <table:table-cell table:number-columns-repeated="1011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&quot;0x&quot;&amp;DEC2HEX([.A42];8)" office:value-type="string" office:string-value="0x00000027" calcext:value-type="string">
            <text:p>0x00000027</text:p>
          </table:table-cell>
          <table:table-cell office:value-type="string" calcext:value-type="string">
            <text:p>SND_PCM_FORMAT_U20_3B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DI_20</text:p>
          </table:table-cell>
          <table:table-cell office:value-type="string" calcext:value-type="string">
            <text:p>ADY_3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UNS</text:p>
          </table:table-cell>
          <table:table-cell office:value-type="string" calcext:value-type="string">
            <text:p>ADE_BE</text:p>
          </table:table-cell>
          <table:table-cell table:number-columns-repeated="1011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&quot;0x&quot;&amp;DEC2HEX([.A43];8)" office:value-type="string" office:string-value="0x00000028" calcext:value-type="string">
            <text:p>0x00000028</text:p>
          </table:table-cell>
          <table:table-cell office:value-type="string" calcext:value-type="string">
            <text:p>SND_PCM_FORMAT_S18_3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DI_18</text:p>
          </table:table-cell>
          <table:table-cell office:value-type="string" calcext:value-type="string">
            <text:p>ADY_3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SIGN</text:p>
          </table:table-cell>
          <table:table-cell office:value-type="string" calcext:value-type="string">
            <text:p>ADE_LE</text:p>
          </table:table-cell>
          <table:table-cell table:number-columns-repeated="1011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&quot;0x&quot;&amp;DEC2HEX([.A44];8)" office:value-type="string" office:string-value="0x00000029" calcext:value-type="string">
            <text:p>0x00000029</text:p>
          </table:table-cell>
          <table:table-cell office:value-type="string" calcext:value-type="string">
            <text:p>SND_PCM_FORMAT_S18_3B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DI_18</text:p>
          </table:table-cell>
          <table:table-cell office:value-type="string" calcext:value-type="string">
            <text:p>ADY_3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SIGN</text:p>
          </table:table-cell>
          <table:table-cell office:value-type="string" calcext:value-type="string">
            <text:p>ADE_BE</text:p>
          </table:table-cell>
          <table:table-cell table:number-columns-repeated="1011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&quot;0x&quot;&amp;DEC2HEX([.A45];8)" office:value-type="string" office:string-value="0x0000002A" calcext:value-type="string">
            <text:p>0x0000002A</text:p>
          </table:table-cell>
          <table:table-cell office:value-type="string" calcext:value-type="string">
            <text:p>SND_PCM_FORMAT_U18_3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DI_18</text:p>
          </table:table-cell>
          <table:table-cell office:value-type="string" calcext:value-type="string">
            <text:p>ADY_3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UNS</text:p>
          </table:table-cell>
          <table:table-cell office:value-type="string" calcext:value-type="string">
            <text:p>ADE_LE</text:p>
          </table:table-cell>
          <table:table-cell table:number-columns-repeated="1011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&quot;0x&quot;&amp;DEC2HEX([.A46];8)" office:value-type="string" office:string-value="0x0000002B" calcext:value-type="string">
            <text:p>0x0000002B</text:p>
          </table:table-cell>
          <table:table-cell office:value-type="string" calcext:value-type="string">
            <text:p>SND_PCM_FORMAT_U18_3B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DI_18</text:p>
          </table:table-cell>
          <table:table-cell office:value-type="string" calcext:value-type="string">
            <text:p>ADY_3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UNS</text:p>
          </table:table-cell>
          <table:table-cell office:value-type="string" calcext:value-type="string">
            <text:p>ADE_BE</text:p>
          </table:table-cell>
          <table:table-cell table:number-columns-repeated="1011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&quot;0x&quot;&amp;DEC2HEX([.A47];8)" office:value-type="string" office:string-value="0x0000002C" calcext:value-type="string">
            <text:p>0x0000002C</text:p>
          </table:table-cell>
          <table:table-cell office:value-type="string" calcext:value-type="string">
            <text:p>SND_PCM_FORMAT_G723_24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ADI_08</text:p>
          </table:table-cell>
          <table:table-cell office:value-type="string" calcext:value-type="string">
            <text:p>ADY_1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VAR</text:p>
          </table:table-cell>
          <table:table-cell office:value-type="string" calcext:value-type="string">
            <text:p>ADE_LE</text:p>
          </table:table-cell>
          <table:table-cell office:value-type="string" calcext:value-type="string">
            <text:p>ADPCM G.723 24kbps 8s/3b</text:p>
          </table:table-cell>
          <table:table-cell table:number-columns-repeated="1010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&quot;0x&quot;&amp;DEC2HEX([.A48];8)" office:value-type="string" office:string-value="0x0000002D" calcext:value-type="string">
            <text:p>0x0000002D</text:p>
          </table:table-cell>
          <table:table-cell office:value-type="string" calcext:value-type="string">
            <text:p>SND_PCM_FORMAT_G723_24_1B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ADI_08</text:p>
          </table:table-cell>
          <table:table-cell office:value-type="string" calcext:value-type="string">
            <text:p>ADY_1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VAR</text:p>
          </table:table-cell>
          <table:table-cell office:value-type="string" calcext:value-type="string">
            <text:p>ADE_LE</text:p>
          </table:table-cell>
          <table:table-cell office:value-type="string" calcext:value-type="string">
            <text:p>ADPCM G.723 24kbps 1s/1b</text:p>
          </table:table-cell>
          <table:table-cell table:number-columns-repeated="1010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&quot;0x&quot;&amp;DEC2HEX([.A49];8)" office:value-type="string" office:string-value="0x0000002E" calcext:value-type="string">
            <text:p>0x0000002E</text:p>
          </table:table-cell>
          <table:table-cell office:value-type="string" calcext:value-type="string">
            <text:p>SND_PCM_FORMAT_G723_4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ADI_08</text:p>
          </table:table-cell>
          <table:table-cell office:value-type="string" calcext:value-type="string">
            <text:p>ADY_1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VAR</text:p>
          </table:table-cell>
          <table:table-cell office:value-type="string" calcext:value-type="string">
            <text:p>ADE_LE</text:p>
          </table:table-cell>
          <table:table-cell office:value-type="string" calcext:value-type="string">
            <text:p>ADPCM G.723 40kbps 8s/3b</text:p>
          </table:table-cell>
          <table:table-cell table:number-columns-repeated="1010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&quot;0x&quot;&amp;DEC2HEX([.A50];8)" office:value-type="string" office:string-value="0x0000002F" calcext:value-type="string">
            <text:p>0x0000002F</text:p>
          </table:table-cell>
          <table:table-cell office:value-type="string" calcext:value-type="string">
            <text:p>SND_PCM_FORMAT_G723_40_1B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ADI_08</text:p>
          </table:table-cell>
          <table:table-cell office:value-type="string" calcext:value-type="string">
            <text:p>ADY_1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VAR</text:p>
          </table:table-cell>
          <table:table-cell office:value-type="string" calcext:value-type="string">
            <text:p>ADE_LE</text:p>
          </table:table-cell>
          <table:table-cell office:value-type="string" calcext:value-type="string">
            <text:p>ADPCM G.723 40kbps 1s/1b</text:p>
          </table:table-cell>
          <table:table-cell table:number-columns-repeated="1010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&quot;0x&quot;&amp;DEC2HEX([.A51];8)" office:value-type="string" office:string-value="0x00000030" calcext:value-type="string">
            <text:p>0x00000030</text:p>
          </table:table-cell>
          <table:table-cell office:value-type="string" calcext:value-type="string">
            <text:p>SND_PCM_FORMAT_DSD_U8</text:p>
          </table:table-cell>
          <table:table-cell office:value-type="string" calcext:value-type="string">
            <text:p>DSD</text:p>
          </table:table-cell>
          <table:table-cell office:value-type="string" calcext:value-type="string">
            <text:p>ADI_08</text:p>
          </table:table-cell>
          <table:table-cell office:value-type="string" calcext:value-type="string">
            <text:p>ADY_1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VAR</text:p>
          </table:table-cell>
          <table:table-cell office:value-type="string" calcext:value-type="string">
            <text:p>ADE_LE</text:p>
          </table:table-cell>
          <table:table-cell table:number-columns-repeated="1011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&quot;0x&quot;&amp;DEC2HEX([.A52];8)" office:value-type="string" office:string-value="0x00000031" calcext:value-type="string">
            <text:p>0x00000031</text:p>
          </table:table-cell>
          <table:table-cell office:value-type="string" calcext:value-type="string">
            <text:p>SND_PCM_FORMAT_DSD_U16_LE</text:p>
          </table:table-cell>
          <table:table-cell office:value-type="string" calcext:value-type="string">
            <text:p>DSD</text:p>
          </table:table-cell>
          <table:table-cell office:value-type="string" calcext:value-type="string">
            <text:p>ADI_16</text:p>
          </table:table-cell>
          <table:table-cell office:value-type="string" calcext:value-type="string">
            <text:p>ADY_2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VAR</text:p>
          </table:table-cell>
          <table:table-cell office:value-type="string" calcext:value-type="string">
            <text:p>ADE_LE</text:p>
          </table:table-cell>
          <table:table-cell table:number-columns-repeated="1011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&quot;0x&quot;&amp;DEC2HEX([.A53];8)" office:value-type="string" office:string-value="0x00000032" calcext:value-type="string">
            <text:p>0x00000032</text:p>
          </table:table-cell>
          <table:table-cell office:value-type="string" calcext:value-type="string">
            <text:p>SND_PCM_FORMAT_DSD_U32_LE</text:p>
          </table:table-cell>
          <table:table-cell office:value-type="string" calcext:value-type="string">
            <text:p>DSD</text:p>
          </table:table-cell>
          <table:table-cell office:value-type="string" calcext:value-type="string">
            <text:p>ADI_32</text:p>
          </table:table-cell>
          <table:table-cell office:value-type="string" calcext:value-type="string">
            <text:p>ADY_4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VAR</text:p>
          </table:table-cell>
          <table:table-cell office:value-type="string" calcext:value-type="string">
            <text:p>ADE_LE</text:p>
          </table:table-cell>
          <table:table-cell table:number-columns-repeated="1011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&quot;0x&quot;&amp;DEC2HEX([.A54];8)" office:value-type="string" office:string-value="0x00000033" calcext:value-type="string">
            <text:p>0x00000033</text:p>
          </table:table-cell>
          <table:table-cell office:value-type="string" calcext:value-type="string">
            <text:p>SND_PCM_FORMAT_DSD_U16_BE</text:p>
          </table:table-cell>
          <table:table-cell office:value-type="string" calcext:value-type="string">
            <text:p>DSD</text:p>
          </table:table-cell>
          <table:table-cell office:value-type="string" calcext:value-type="string">
            <text:p>ADI_16</text:p>
          </table:table-cell>
          <table:table-cell office:value-type="string" calcext:value-type="string">
            <text:p>ADY_2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VAR</text:p>
          </table:table-cell>
          <table:table-cell office:value-type="string" calcext:value-type="string">
            <text:p>ADE_LE</text:p>
          </table:table-cell>
          <table:table-cell table:number-columns-repeated="1011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&quot;0x&quot;&amp;DEC2HEX([.A55];8)" office:value-type="string" office:string-value="0x00000034" calcext:value-type="string">
            <text:p>0x00000034</text:p>
          </table:table-cell>
          <table:table-cell office:value-type="string" calcext:value-type="string">
            <text:p>SND_PCM_FORMAT_DSD_U32_BE</text:p>
          </table:table-cell>
          <table:table-cell office:value-type="string" calcext:value-type="string">
            <text:p>DSD</text:p>
          </table:table-cell>
          <table:table-cell office:value-type="string" calcext:value-type="string">
            <text:p>ADI_32</text:p>
          </table:table-cell>
          <table:table-cell office:value-type="string" calcext:value-type="string">
            <text:p>ADY_4</text:p>
          </table:table-cell>
          <table:table-cell office:value-type="string" calcext:value-type="string">
            <text:p>ADJ_LOW</text:p>
          </table:table-cell>
          <table:table-cell office:value-type="string" calcext:value-type="string">
            <text:p>ADT_VAR</text:p>
          </table:table-cell>
          <table:table-cell office:value-type="string" calcext:value-type="string">
            <text:p>ADE_LE</text:p>
          </table:table-cell>
          <table:table-cell table:number-columns-repeated="1011"/>
        </table:table-row>
        <table:table-row table:style-name="ro3" table:number-rows-repeated="2">
          <table:table-cell table:style-name="ce3" table:number-columns-repeated="3"/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" office:value-type="string" calcext:value-type="string">
            <text:p>mapmake</text:p>
          </table:table-cell>
          <table:table-cell table:number-columns-repeated="10"/>
          <table:table-cell table:style-name="ce1" office:value-type="string" calcext:value-type="string">
            <text:p>charMake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2]&amp;MID([.O$1];1;36-LEN([.C2]))&amp;&quot;, &quot;&amp;[.H2]&amp;MID([.O$1];1;10-LEN([.H2]))&amp;&quot;, &quot;&amp;[.E2]&amp;MID([.O$1];1;7-LEN([.E2]))&amp;&quot;, &quot;&amp;[.F2]&amp;MID([.O$1];1;6-LEN([.F2]))&amp;&quot;, &quot;&amp;[.G2]&amp;MID([.O$1];1;9-LEN([.G2]))&amp;&quot;, &quot;&amp;[.I2]&amp;MID([.O$1];1;7-LEN([.I2]))&amp;&quot;,STRFMT_&quot;&amp;MID([.C2];16;111)&amp;MID([.O$1];1;36-LEN([.C2]))&amp;&quot;};&quot;" office:value-type="string" office:string-value="capsLimited[i++] = {SND_PCM_FORMAT_UNKNOWN              , ADT_UNS   , ADI_08 , ADY_1 , ADJ_LOW  , ADE_LE ,STRFMT_UNKNOWN              };" calcext:value-type="string">
            <text:p>capsLimited[i++] = {SND_PCM_FORMAT_UNKNOWN <text:s text:c="13"/>, ADT_UNS <text:s text:c="2"/>, ADI_08 , ADY_1 , ADJ_LOW <text:s/>, ADE_LE ,STRFMT_UNKNOWN <text:s text:c="13"/>};</text:p>
          </table:table-cell>
          <table:table-cell table:number-columns-repeated="10"/>
          <table:table-cell table:formula="of:=&quot;const char * const STRFMT_&quot;&amp;MID([.C2];16;111)&amp;MID([.O$1];1;36-LEN([.C2]))&amp;&quot;= &quot;&quot;&quot;&amp;MID([.C2];16;111)&amp;&quot;&quot;&quot;;&quot;" office:value-type="string" office:string-value="const char * const STRFMT_UNKNOWN              = &quot;UNKNOWN&quot;;" calcext:value-type="string">
            <text:p>const char * const STRFMT_UNKNOWN <text:s text:c="13"/>= "UNKNOWN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3]&amp;MID([.O$1];1;36-LEN([.C3]))&amp;&quot;, &quot;&amp;[.H3]&amp;MID([.O$1];1;10-LEN([.H3]))&amp;&quot;, &quot;&amp;[.E3]&amp;MID([.O$1];1;7-LEN([.E3]))&amp;&quot;, &quot;&amp;[.F3]&amp;MID([.O$1];1;6-LEN([.F3]))&amp;&quot;, &quot;&amp;[.G3]&amp;MID([.O$1];1;9-LEN([.G3]))&amp;&quot;, &quot;&amp;[.I3]&amp;MID([.O$1];1;7-LEN([.I3]))&amp;&quot;,STRFMT_&quot;&amp;MID([.C3];16;111)&amp;MID([.O$1];1;36-LEN([.C3]))&amp;&quot;};&quot;" office:value-type="string" office:string-value="capsLimited[i++] = {SND_PCM_FORMAT_S8                   , ADT_SIGN  , ADI_08 , ADY_1 , ADJ_LOW  , ADE_LE ,STRFMT_S8                   };" calcext:value-type="string">
            <text:p>capsLimited[i++] = {SND_PCM_FORMAT_S8 <text:s text:c="18"/>, ADT_SIGN <text:s/>, ADI_08 , ADY_1 , ADJ_LOW <text:s/>, ADE_LE ,STRFMT_S8 <text:s text:c="18"/>};</text:p>
          </table:table-cell>
          <table:table-cell table:number-columns-repeated="10"/>
          <table:table-cell table:formula="of:=&quot;const char * const STRFMT_&quot;&amp;MID([.C3];16;111)&amp;MID([.O$1];1;36-LEN([.C3]))&amp;&quot;= &quot;&quot;&quot;&amp;MID([.C3];16;111)&amp;&quot;&quot;&quot;;&quot;" office:value-type="string" office:string-value="const char * const STRFMT_S8                   = &quot;S8&quot;;" calcext:value-type="string">
            <text:p>const char * const STRFMT_S8 <text:s text:c="18"/>= "S8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4]&amp;MID([.O$1];1;36-LEN([.C4]))&amp;&quot;, &quot;&amp;[.H4]&amp;MID([.O$1];1;10-LEN([.H4]))&amp;&quot;, &quot;&amp;[.E4]&amp;MID([.O$1];1;7-LEN([.E4]))&amp;&quot;, &quot;&amp;[.F4]&amp;MID([.O$1];1;6-LEN([.F4]))&amp;&quot;, &quot;&amp;[.G4]&amp;MID([.O$1];1;9-LEN([.G4]))&amp;&quot;, &quot;&amp;[.I4]&amp;MID([.O$1];1;7-LEN([.I4]))&amp;&quot;,STRFMT_&quot;&amp;MID([.C4];16;111)&amp;MID([.O$1];1;36-LEN([.C4]))&amp;&quot;};&quot;" office:value-type="string" office:string-value="capsLimited[i++] = {SND_PCM_FORMAT_U8                   , ADT_UNS   , ADI_08 , ADY_1 , ADJ_LOW  , ADE_LE ,STRFMT_U8                   };" calcext:value-type="string">
            <text:p>capsLimited[i++] = {SND_PCM_FORMAT_U8 <text:s text:c="18"/>, ADT_UNS <text:s text:c="2"/>, ADI_08 , ADY_1 , ADJ_LOW <text:s/>, ADE_LE ,STRFMT_U8 <text:s text:c="18"/>};</text:p>
          </table:table-cell>
          <table:table-cell table:number-columns-repeated="10"/>
          <table:table-cell table:formula="of:=&quot;const char * const STRFMT_&quot;&amp;MID([.C4];16;111)&amp;MID([.O$1];1;36-LEN([.C4]))&amp;&quot;= &quot;&quot;&quot;&amp;MID([.C4];16;111)&amp;&quot;&quot;&quot;;&quot;" office:value-type="string" office:string-value="const char * const STRFMT_U8                   = &quot;U8&quot;;" calcext:value-type="string">
            <text:p>const char * const STRFMT_U8 <text:s text:c="18"/>= "U8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5]&amp;MID([.O$1];1;36-LEN([.C5]))&amp;&quot;, &quot;&amp;[.H5]&amp;MID([.O$1];1;10-LEN([.H5]))&amp;&quot;, &quot;&amp;[.E5]&amp;MID([.O$1];1;7-LEN([.E5]))&amp;&quot;, &quot;&amp;[.F5]&amp;MID([.O$1];1;6-LEN([.F5]))&amp;&quot;, &quot;&amp;[.G5]&amp;MID([.O$1];1;9-LEN([.G5]))&amp;&quot;, &quot;&amp;[.I5]&amp;MID([.O$1];1;7-LEN([.I5]))&amp;&quot;,STRFMT_&quot;&amp;MID([.C5];16;111)&amp;MID([.O$1];1;36-LEN([.C5]))&amp;&quot;};&quot;" office:value-type="string" office:string-value="capsLimited[i++] = {SND_PCM_FORMAT_S16_LE               , ADT_SIGN  , ADI_16 , ADY_2 , ADJ_LOW  , ADE_LE ,STRFMT_S16_LE               };" calcext:value-type="string">
            <text:p>capsLimited[i++] = {SND_PCM_FORMAT_S16_LE <text:s text:c="14"/>, ADT_SIGN <text:s/>, ADI_16 , ADY_2 , ADJ_LOW <text:s/>, ADE_LE ,STRFMT_S16_LE <text:s text:c="14"/>};</text:p>
          </table:table-cell>
          <table:table-cell table:number-columns-repeated="10"/>
          <table:table-cell table:formula="of:=&quot;const char * const STRFMT_&quot;&amp;MID([.C5];16;111)&amp;MID([.O$1];1;36-LEN([.C5]))&amp;&quot;= &quot;&quot;&quot;&amp;MID([.C5];16;111)&amp;&quot;&quot;&quot;;&quot;" office:value-type="string" office:string-value="const char * const STRFMT_S16_LE               = &quot;S16_LE&quot;;" calcext:value-type="string">
            <text:p>const char * const STRFMT_S16_LE <text:s text:c="14"/>= "S16_LE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6]&amp;MID([.O$1];1;36-LEN([.C6]))&amp;&quot;, &quot;&amp;[.H6]&amp;MID([.O$1];1;10-LEN([.H6]))&amp;&quot;, &quot;&amp;[.E6]&amp;MID([.O$1];1;7-LEN([.E6]))&amp;&quot;, &quot;&amp;[.F6]&amp;MID([.O$1];1;6-LEN([.F6]))&amp;&quot;, &quot;&amp;[.G6]&amp;MID([.O$1];1;9-LEN([.G6]))&amp;&quot;, &quot;&amp;[.I6]&amp;MID([.O$1];1;7-LEN([.I6]))&amp;&quot;,STRFMT_&quot;&amp;MID([.C6];16;111)&amp;MID([.O$1];1;36-LEN([.C6]))&amp;&quot;};&quot;" office:value-type="string" office:string-value="capsLimited[i++] = {SND_PCM_FORMAT_S16_BE               , ADT_SIGN  , ADI_16 , ADY_2 , ADJ_LOW  , ADE_BE ,STRFMT_S16_BE               };" calcext:value-type="string">
            <text:p>capsLimited[i++] = {SND_PCM_FORMAT_S16_BE <text:s text:c="14"/>, ADT_SIGN <text:s/>, ADI_16 , ADY_2 , ADJ_LOW <text:s/>, ADE_BE ,STRFMT_S16_BE <text:s text:c="14"/>};</text:p>
          </table:table-cell>
          <table:table-cell table:number-columns-repeated="10"/>
          <table:table-cell table:formula="of:=&quot;const char * const STRFMT_&quot;&amp;MID([.C6];16;111)&amp;MID([.O$1];1;36-LEN([.C6]))&amp;&quot;= &quot;&quot;&quot;&amp;MID([.C6];16;111)&amp;&quot;&quot;&quot;;&quot;" office:value-type="string" office:string-value="const char * const STRFMT_S16_BE               = &quot;S16_BE&quot;;" calcext:value-type="string">
            <text:p>const char * const STRFMT_S16_BE <text:s text:c="14"/>= "S16_BE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7]&amp;MID([.O$1];1;36-LEN([.C7]))&amp;&quot;, &quot;&amp;[.H7]&amp;MID([.O$1];1;10-LEN([.H7]))&amp;&quot;, &quot;&amp;[.E7]&amp;MID([.O$1];1;7-LEN([.E7]))&amp;&quot;, &quot;&amp;[.F7]&amp;MID([.O$1];1;6-LEN([.F7]))&amp;&quot;, &quot;&amp;[.G7]&amp;MID([.O$1];1;9-LEN([.G7]))&amp;&quot;, &quot;&amp;[.I7]&amp;MID([.O$1];1;7-LEN([.I7]))&amp;&quot;,STRFMT_&quot;&amp;MID([.C7];16;111)&amp;MID([.O$1];1;36-LEN([.C7]))&amp;&quot;};&quot;" office:value-type="string" office:string-value="capsLimited[i++] = {SND_PCM_FORMAT_U16_LE               , ADT_UNS   , ADI_16 , ADY_2 , ADJ_LOW  , ADE_LE ,STRFMT_U16_LE               };" calcext:value-type="string">
            <text:p>capsLimited[i++] = {SND_PCM_FORMAT_U16_LE <text:s text:c="14"/>, ADT_UNS <text:s text:c="2"/>, ADI_16 , ADY_2 , ADJ_LOW <text:s/>, ADE_LE ,STRFMT_U16_LE <text:s text:c="14"/>};</text:p>
          </table:table-cell>
          <table:table-cell table:number-columns-repeated="10"/>
          <table:table-cell table:formula="of:=&quot;const char * const STRFMT_&quot;&amp;MID([.C7];16;111)&amp;MID([.O$1];1;36-LEN([.C7]))&amp;&quot;= &quot;&quot;&quot;&amp;MID([.C7];16;111)&amp;&quot;&quot;&quot;;&quot;" office:value-type="string" office:string-value="const char * const STRFMT_U16_LE               = &quot;U16_LE&quot;;" calcext:value-type="string">
            <text:p>const char * const STRFMT_U16_LE <text:s text:c="14"/>= "U16_LE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8]&amp;MID([.O$1];1;36-LEN([.C8]))&amp;&quot;, &quot;&amp;[.H8]&amp;MID([.O$1];1;10-LEN([.H8]))&amp;&quot;, &quot;&amp;[.E8]&amp;MID([.O$1];1;7-LEN([.E8]))&amp;&quot;, &quot;&amp;[.F8]&amp;MID([.O$1];1;6-LEN([.F8]))&amp;&quot;, &quot;&amp;[.G8]&amp;MID([.O$1];1;9-LEN([.G8]))&amp;&quot;, &quot;&amp;[.I8]&amp;MID([.O$1];1;7-LEN([.I8]))&amp;&quot;,STRFMT_&quot;&amp;MID([.C8];16;111)&amp;MID([.O$1];1;36-LEN([.C8]))&amp;&quot;};&quot;" office:value-type="string" office:string-value="capsLimited[i++] = {SND_PCM_FORMAT_U16_BE               , ADT_UNS   , ADI_16 , ADY_2 , ADJ_LOW  , ADE_BE ,STRFMT_U16_BE               };" calcext:value-type="string">
            <text:p>capsLimited[i++] = {SND_PCM_FORMAT_U16_BE <text:s text:c="14"/>, ADT_UNS <text:s text:c="2"/>, ADI_16 , ADY_2 , ADJ_LOW <text:s/>, ADE_BE ,STRFMT_U16_BE <text:s text:c="14"/>};</text:p>
          </table:table-cell>
          <table:table-cell table:number-columns-repeated="10"/>
          <table:table-cell table:formula="of:=&quot;const char * const STRFMT_&quot;&amp;MID([.C8];16;111)&amp;MID([.O$1];1;36-LEN([.C8]))&amp;&quot;= &quot;&quot;&quot;&amp;MID([.C8];16;111)&amp;&quot;&quot;&quot;;&quot;" office:value-type="string" office:string-value="const char * const STRFMT_U16_BE               = &quot;U16_BE&quot;;" calcext:value-type="string">
            <text:p>const char * const STRFMT_U16_BE <text:s text:c="14"/>= "U16_BE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9]&amp;MID([.O$1];1;36-LEN([.C9]))&amp;&quot;, &quot;&amp;[.H9]&amp;MID([.O$1];1;10-LEN([.H9]))&amp;&quot;, &quot;&amp;[.E9]&amp;MID([.O$1];1;7-LEN([.E9]))&amp;&quot;, &quot;&amp;[.F9]&amp;MID([.O$1];1;6-LEN([.F9]))&amp;&quot;, &quot;&amp;[.G9]&amp;MID([.O$1];1;9-LEN([.G9]))&amp;&quot;, &quot;&amp;[.I9]&amp;MID([.O$1];1;7-LEN([.I9]))&amp;&quot;,STRFMT_&quot;&amp;MID([.C9];16;111)&amp;MID([.O$1];1;36-LEN([.C9]))&amp;&quot;};&quot;" office:value-type="string" office:string-value="capsLimited[i++] = {SND_PCM_FORMAT_S24_LE               , ADT_SIGN  , ADI_24 , ADY_4 , ADJ_LOW  , ADE_LE ,STRFMT_S24_LE               };" calcext:value-type="string">
            <text:p>capsLimited[i++] = {SND_PCM_FORMAT_S24_LE <text:s text:c="14"/>, ADT_SIGN <text:s/>, ADI_24 , ADY_4 , ADJ_LOW <text:s/>, ADE_LE ,STRFMT_S24_LE <text:s text:c="14"/>};</text:p>
          </table:table-cell>
          <table:table-cell table:number-columns-repeated="10"/>
          <table:table-cell table:formula="of:=&quot;const char * const STRFMT_&quot;&amp;MID([.C9];16;111)&amp;MID([.O$1];1;36-LEN([.C9]))&amp;&quot;= &quot;&quot;&quot;&amp;MID([.C9];16;111)&amp;&quot;&quot;&quot;;&quot;" office:value-type="string" office:string-value="const char * const STRFMT_S24_LE               = &quot;S24_LE&quot;;" calcext:value-type="string">
            <text:p>const char * const STRFMT_S24_LE <text:s text:c="14"/>= "S24_LE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10]&amp;MID([.O$1];1;36-LEN([.C10]))&amp;&quot;, &quot;&amp;[.H10]&amp;MID([.O$1];1;10-LEN([.H10]))&amp;&quot;, &quot;&amp;[.E10]&amp;MID([.O$1];1;7-LEN([.E10]))&amp;&quot;, &quot;&amp;[.F10]&amp;MID([.O$1];1;6-LEN([.F10]))&amp;&quot;, &quot;&amp;[.G10]&amp;MID([.O$1];1;9-LEN([.G10]))&amp;&quot;, &quot;&amp;[.I10]&amp;MID([.O$1];1;7-LEN([.I10]))&amp;&quot;,STRFMT_&quot;&amp;MID([.C10];16;111)&amp;MID([.O$1];1;36-LEN([.C10]))&amp;&quot;};&quot;" office:value-type="string" office:string-value="capsLimited[i++] = {SND_PCM_FORMAT_S24_BE               , ADT_SIGN  , ADI_24 , ADY_4 , ADJ_LOW  , ADE_BE ,STRFMT_S24_BE               };" calcext:value-type="string">
            <text:p>capsLimited[i++] = {SND_PCM_FORMAT_S24_BE <text:s text:c="14"/>, ADT_SIGN <text:s/>, ADI_24 , ADY_4 , ADJ_LOW <text:s/>, ADE_BE ,STRFMT_S24_BE <text:s text:c="14"/>};</text:p>
          </table:table-cell>
          <table:table-cell table:number-columns-repeated="10"/>
          <table:table-cell table:formula="of:=&quot;const char * const STRFMT_&quot;&amp;MID([.C10];16;111)&amp;MID([.O$1];1;36-LEN([.C10]))&amp;&quot;= &quot;&quot;&quot;&amp;MID([.C10];16;111)&amp;&quot;&quot;&quot;;&quot;" office:value-type="string" office:string-value="const char * const STRFMT_S24_BE               = &quot;S24_BE&quot;;" calcext:value-type="string">
            <text:p>const char * const STRFMT_S24_BE <text:s text:c="14"/>= "S24_BE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11]&amp;MID([.O$1];1;36-LEN([.C11]))&amp;&quot;, &quot;&amp;[.H11]&amp;MID([.O$1];1;10-LEN([.H11]))&amp;&quot;, &quot;&amp;[.E11]&amp;MID([.O$1];1;7-LEN([.E11]))&amp;&quot;, &quot;&amp;[.F11]&amp;MID([.O$1];1;6-LEN([.F11]))&amp;&quot;, &quot;&amp;[.G11]&amp;MID([.O$1];1;9-LEN([.G11]))&amp;&quot;, &quot;&amp;[.I11]&amp;MID([.O$1];1;7-LEN([.I11]))&amp;&quot;,STRFMT_&quot;&amp;MID([.C11];16;111)&amp;MID([.O$1];1;36-LEN([.C11]))&amp;&quot;};&quot;" office:value-type="string" office:string-value="capsLimited[i++] = {SND_PCM_FORMAT_U24_LE               , ADT_UNS   , ADI_24 , ADY_4 , ADJ_LOW  , ADE_LE ,STRFMT_U24_LE               };" calcext:value-type="string">
            <text:p>capsLimited[i++] = {SND_PCM_FORMAT_U24_LE <text:s text:c="14"/>, ADT_UNS <text:s text:c="2"/>, ADI_24 , ADY_4 , ADJ_LOW <text:s/>, ADE_LE ,STRFMT_U24_LE <text:s text:c="14"/>};</text:p>
          </table:table-cell>
          <table:table-cell table:number-columns-repeated="10"/>
          <table:table-cell table:formula="of:=&quot;const char * const STRFMT_&quot;&amp;MID([.C11];16;111)&amp;MID([.O$1];1;36-LEN([.C11]))&amp;&quot;= &quot;&quot;&quot;&amp;MID([.C11];16;111)&amp;&quot;&quot;&quot;;&quot;" office:value-type="string" office:string-value="const char * const STRFMT_U24_LE               = &quot;U24_LE&quot;;" calcext:value-type="string">
            <text:p>const char * const STRFMT_U24_LE <text:s text:c="14"/>= "U24_LE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12]&amp;MID([.O$1];1;36-LEN([.C12]))&amp;&quot;, &quot;&amp;[.H12]&amp;MID([.O$1];1;10-LEN([.H12]))&amp;&quot;, &quot;&amp;[.E12]&amp;MID([.O$1];1;7-LEN([.E12]))&amp;&quot;, &quot;&amp;[.F12]&amp;MID([.O$1];1;6-LEN([.F12]))&amp;&quot;, &quot;&amp;[.G12]&amp;MID([.O$1];1;9-LEN([.G12]))&amp;&quot;, &quot;&amp;[.I12]&amp;MID([.O$1];1;7-LEN([.I12]))&amp;&quot;,STRFMT_&quot;&amp;MID([.C12];16;111)&amp;MID([.O$1];1;36-LEN([.C12]))&amp;&quot;};&quot;" office:value-type="string" office:string-value="capsLimited[i++] = {SND_PCM_FORMAT_U24_BE               , ADT_UNS   , ADI_24 , ADY_4 , ADJ_LOW  , ADE_BE ,STRFMT_U24_BE               };" calcext:value-type="string">
            <text:p>capsLimited[i++] = {SND_PCM_FORMAT_U24_BE <text:s text:c="14"/>, ADT_UNS <text:s text:c="2"/>, ADI_24 , ADY_4 , ADJ_LOW <text:s/>, ADE_BE ,STRFMT_U24_BE <text:s text:c="14"/>};</text:p>
          </table:table-cell>
          <table:table-cell table:number-columns-repeated="10"/>
          <table:table-cell table:formula="of:=&quot;const char * const STRFMT_&quot;&amp;MID([.C12];16;111)&amp;MID([.O$1];1;36-LEN([.C12]))&amp;&quot;= &quot;&quot;&quot;&amp;MID([.C12];16;111)&amp;&quot;&quot;&quot;;&quot;" office:value-type="string" office:string-value="const char * const STRFMT_U24_BE               = &quot;U24_BE&quot;;" calcext:value-type="string">
            <text:p>const char * const STRFMT_U24_BE <text:s text:c="14"/>= "U24_BE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13]&amp;MID([.O$1];1;36-LEN([.C13]))&amp;&quot;, &quot;&amp;[.H13]&amp;MID([.O$1];1;10-LEN([.H13]))&amp;&quot;, &quot;&amp;[.E13]&amp;MID([.O$1];1;7-LEN([.E13]))&amp;&quot;, &quot;&amp;[.F13]&amp;MID([.O$1];1;6-LEN([.F13]))&amp;&quot;, &quot;&amp;[.G13]&amp;MID([.O$1];1;9-LEN([.G13]))&amp;&quot;, &quot;&amp;[.I13]&amp;MID([.O$1];1;7-LEN([.I13]))&amp;&quot;,STRFMT_&quot;&amp;MID([.C13];16;111)&amp;MID([.O$1];1;36-LEN([.C13]))&amp;&quot;};&quot;" office:value-type="string" office:string-value="capsLimited[i++] = {SND_PCM_FORMAT_S32_LE               , ADT_SIGN  , ADI_32 , ADY_4 , ADJ_LOW  , ADE_LE ,STRFMT_S32_LE               };" calcext:value-type="string">
            <text:p>capsLimited[i++] = {SND_PCM_FORMAT_S32_LE <text:s text:c="14"/>, ADT_SIGN <text:s/>, ADI_32 , ADY_4 , ADJ_LOW <text:s/>, ADE_LE ,STRFMT_S32_LE <text:s text:c="14"/>};</text:p>
          </table:table-cell>
          <table:table-cell table:number-columns-repeated="10"/>
          <table:table-cell table:formula="of:=&quot;const char * const STRFMT_&quot;&amp;MID([.C13];16;111)&amp;MID([.O$1];1;36-LEN([.C13]))&amp;&quot;= &quot;&quot;&quot;&amp;MID([.C13];16;111)&amp;&quot;&quot;&quot;;&quot;" office:value-type="string" office:string-value="const char * const STRFMT_S32_LE               = &quot;S32_LE&quot;;" calcext:value-type="string">
            <text:p>const char * const STRFMT_S32_LE <text:s text:c="14"/>= "S32_LE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14]&amp;MID([.O$1];1;36-LEN([.C14]))&amp;&quot;, &quot;&amp;[.H14]&amp;MID([.O$1];1;10-LEN([.H14]))&amp;&quot;, &quot;&amp;[.E14]&amp;MID([.O$1];1;7-LEN([.E14]))&amp;&quot;, &quot;&amp;[.F14]&amp;MID([.O$1];1;6-LEN([.F14]))&amp;&quot;, &quot;&amp;[.G14]&amp;MID([.O$1];1;9-LEN([.G14]))&amp;&quot;, &quot;&amp;[.I14]&amp;MID([.O$1];1;7-LEN([.I14]))&amp;&quot;,STRFMT_&quot;&amp;MID([.C14];16;111)&amp;MID([.O$1];1;36-LEN([.C14]))&amp;&quot;};&quot;" office:value-type="string" office:string-value="capsLimited[i++] = {SND_PCM_FORMAT_S32_BE               , ADT_SIGN  , ADI_32 , ADY_4 , ADJ_LOW  , ADE_BE ,STRFMT_S32_BE               };" calcext:value-type="string">
            <text:p>capsLimited[i++] = {SND_PCM_FORMAT_S32_BE <text:s text:c="14"/>, ADT_SIGN <text:s/>, ADI_32 , ADY_4 , ADJ_LOW <text:s/>, ADE_BE ,STRFMT_S32_BE <text:s text:c="14"/>};</text:p>
          </table:table-cell>
          <table:table-cell table:number-columns-repeated="10"/>
          <table:table-cell table:formula="of:=&quot;const char * const STRFMT_&quot;&amp;MID([.C14];16;111)&amp;MID([.O$1];1;36-LEN([.C14]))&amp;&quot;= &quot;&quot;&quot;&amp;MID([.C14];16;111)&amp;&quot;&quot;&quot;;&quot;" office:value-type="string" office:string-value="const char * const STRFMT_S32_BE               = &quot;S32_BE&quot;;" calcext:value-type="string">
            <text:p>const char * const STRFMT_S32_BE <text:s text:c="14"/>= "S32_BE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15]&amp;MID([.O$1];1;36-LEN([.C15]))&amp;&quot;, &quot;&amp;[.H15]&amp;MID([.O$1];1;10-LEN([.H15]))&amp;&quot;, &quot;&amp;[.E15]&amp;MID([.O$1];1;7-LEN([.E15]))&amp;&quot;, &quot;&amp;[.F15]&amp;MID([.O$1];1;6-LEN([.F15]))&amp;&quot;, &quot;&amp;[.G15]&amp;MID([.O$1];1;9-LEN([.G15]))&amp;&quot;, &quot;&amp;[.I15]&amp;MID([.O$1];1;7-LEN([.I15]))&amp;&quot;,STRFMT_&quot;&amp;MID([.C15];16;111)&amp;MID([.O$1];1;36-LEN([.C15]))&amp;&quot;};&quot;" office:value-type="string" office:string-value="capsLimited[i++] = {SND_PCM_FORMAT_U32_LE               , ADT_UNS   , ADI_32 , ADY_4 , ADJ_LOW  , ADE_LE ,STRFMT_U32_LE               };" calcext:value-type="string">
            <text:p>capsLimited[i++] = {SND_PCM_FORMAT_U32_LE <text:s text:c="14"/>, ADT_UNS <text:s text:c="2"/>, ADI_32 , ADY_4 , ADJ_LOW <text:s/>, ADE_LE ,STRFMT_U32_LE <text:s text:c="14"/>};</text:p>
          </table:table-cell>
          <table:table-cell table:number-columns-repeated="10"/>
          <table:table-cell table:formula="of:=&quot;const char * const STRFMT_&quot;&amp;MID([.C15];16;111)&amp;MID([.O$1];1;36-LEN([.C15]))&amp;&quot;= &quot;&quot;&quot;&amp;MID([.C15];16;111)&amp;&quot;&quot;&quot;;&quot;" office:value-type="string" office:string-value="const char * const STRFMT_U32_LE               = &quot;U32_LE&quot;;" calcext:value-type="string">
            <text:p>const char * const STRFMT_U32_LE <text:s text:c="14"/>= "U32_LE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16]&amp;MID([.O$1];1;36-LEN([.C16]))&amp;&quot;, &quot;&amp;[.H16]&amp;MID([.O$1];1;10-LEN([.H16]))&amp;&quot;, &quot;&amp;[.E16]&amp;MID([.O$1];1;7-LEN([.E16]))&amp;&quot;, &quot;&amp;[.F16]&amp;MID([.O$1];1;6-LEN([.F16]))&amp;&quot;, &quot;&amp;[.G16]&amp;MID([.O$1];1;9-LEN([.G16]))&amp;&quot;, &quot;&amp;[.I16]&amp;MID([.O$1];1;7-LEN([.I16]))&amp;&quot;,STRFMT_&quot;&amp;MID([.C16];16;111)&amp;MID([.O$1];1;36-LEN([.C16]))&amp;&quot;};&quot;" office:value-type="string" office:string-value="capsLimited[i++] = {SND_PCM_FORMAT_U32_BE               , ADT_UNS   , ADI_32 , ADY_4 , ADJ_LOW  , ADE_BE ,STRFMT_U32_BE               };" calcext:value-type="string">
            <text:p>capsLimited[i++] = {SND_PCM_FORMAT_U32_BE <text:s text:c="14"/>, ADT_UNS <text:s text:c="2"/>, ADI_32 , ADY_4 , ADJ_LOW <text:s/>, ADE_BE ,STRFMT_U32_BE <text:s text:c="14"/>};</text:p>
          </table:table-cell>
          <table:table-cell table:number-columns-repeated="10"/>
          <table:table-cell table:formula="of:=&quot;const char * const STRFMT_&quot;&amp;MID([.C16];16;111)&amp;MID([.O$1];1;36-LEN([.C16]))&amp;&quot;= &quot;&quot;&quot;&amp;MID([.C16];16;111)&amp;&quot;&quot;&quot;;&quot;" office:value-type="string" office:string-value="const char * const STRFMT_U32_BE               = &quot;U32_BE&quot;;" calcext:value-type="string">
            <text:p>const char * const STRFMT_U32_BE <text:s text:c="14"/>= "U32_BE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17]&amp;MID([.O$1];1;36-LEN([.C17]))&amp;&quot;, &quot;&amp;[.H17]&amp;MID([.O$1];1;10-LEN([.H17]))&amp;&quot;, &quot;&amp;[.E17]&amp;MID([.O$1];1;7-LEN([.E17]))&amp;&quot;, &quot;&amp;[.F17]&amp;MID([.O$1];1;6-LEN([.F17]))&amp;&quot;, &quot;&amp;[.G17]&amp;MID([.O$1];1;9-LEN([.G17]))&amp;&quot;, &quot;&amp;[.I17]&amp;MID([.O$1];1;7-LEN([.I17]))&amp;&quot;,STRFMT_&quot;&amp;MID([.C17];16;111)&amp;MID([.O$1];1;36-LEN([.C17]))&amp;&quot;};&quot;" office:value-type="string" office:string-value="capsLimited[i++] = {SND_PCM_FORMAT_FLOAT_LE             , ADT_EXP   , ADI_32 , ADY_4 , ADJ_LOW  , ADE_LE ,STRFMT_FLOAT_LE             };" calcext:value-type="string">
            <text:p>capsLimited[i++] = {SND_PCM_FORMAT_FLOAT_LE <text:s text:c="12"/>, ADT_EXP <text:s text:c="2"/>, ADI_32 , ADY_4 , ADJ_LOW <text:s/>, ADE_LE ,STRFMT_FLOAT_LE <text:s text:c="12"/>};</text:p>
          </table:table-cell>
          <table:table-cell table:number-columns-repeated="10"/>
          <table:table-cell table:formula="of:=&quot;const char * const STRFMT_&quot;&amp;MID([.C17];16;111)&amp;MID([.O$1];1;36-LEN([.C17]))&amp;&quot;= &quot;&quot;&quot;&amp;MID([.C17];16;111)&amp;&quot;&quot;&quot;;&quot;" office:value-type="string" office:string-value="const char * const STRFMT_FLOAT_LE             = &quot;FLOAT_LE&quot;;" calcext:value-type="string">
            <text:p>const char * const STRFMT_FLOAT_LE <text:s text:c="12"/>= "FLOAT_LE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18]&amp;MID([.O$1];1;36-LEN([.C18]))&amp;&quot;, &quot;&amp;[.H18]&amp;MID([.O$1];1;10-LEN([.H18]))&amp;&quot;, &quot;&amp;[.E18]&amp;MID([.O$1];1;7-LEN([.E18]))&amp;&quot;, &quot;&amp;[.F18]&amp;MID([.O$1];1;6-LEN([.F18]))&amp;&quot;, &quot;&amp;[.G18]&amp;MID([.O$1];1;9-LEN([.G18]))&amp;&quot;, &quot;&amp;[.I18]&amp;MID([.O$1];1;7-LEN([.I18]))&amp;&quot;,STRFMT_&quot;&amp;MID([.C18];16;111)&amp;MID([.O$1];1;36-LEN([.C18]))&amp;&quot;};&quot;" office:value-type="string" office:string-value="capsLimited[i++] = {SND_PCM_FORMAT_FLOAT_BE             , ADT_EXP   , ADI_32 , ADY_4 , ADJ_LOW  , ADE_BE ,STRFMT_FLOAT_BE             };" calcext:value-type="string">
            <text:p>capsLimited[i++] = {SND_PCM_FORMAT_FLOAT_BE <text:s text:c="12"/>, ADT_EXP <text:s text:c="2"/>, ADI_32 , ADY_4 , ADJ_LOW <text:s/>, ADE_BE ,STRFMT_FLOAT_BE <text:s text:c="12"/>};</text:p>
          </table:table-cell>
          <table:table-cell table:number-columns-repeated="10"/>
          <table:table-cell table:formula="of:=&quot;const char * const STRFMT_&quot;&amp;MID([.C18];16;111)&amp;MID([.O$1];1;36-LEN([.C18]))&amp;&quot;= &quot;&quot;&quot;&amp;MID([.C18];16;111)&amp;&quot;&quot;&quot;;&quot;" office:value-type="string" office:string-value="const char * const STRFMT_FLOAT_BE             = &quot;FLOAT_BE&quot;;" calcext:value-type="string">
            <text:p>const char * const STRFMT_FLOAT_BE <text:s text:c="12"/>= "FLOAT_BE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19]&amp;MID([.O$1];1;36-LEN([.C19]))&amp;&quot;, &quot;&amp;[.H19]&amp;MID([.O$1];1;10-LEN([.H19]))&amp;&quot;, &quot;&amp;[.E19]&amp;MID([.O$1];1;7-LEN([.E19]))&amp;&quot;, &quot;&amp;[.F19]&amp;MID([.O$1];1;6-LEN([.F19]))&amp;&quot;, &quot;&amp;[.G19]&amp;MID([.O$1];1;9-LEN([.G19]))&amp;&quot;, &quot;&amp;[.I19]&amp;MID([.O$1];1;7-LEN([.I19]))&amp;&quot;,STRFMT_&quot;&amp;MID([.C19];16;111)&amp;MID([.O$1];1;36-LEN([.C19]))&amp;&quot;};&quot;" office:value-type="string" office:string-value="capsLimited[i++] = {SND_PCM_FORMAT_FLOAT64_LE           , ADT_EXP   , ADI_64 , ADY_8 , ADJ_LOW  , ADE_LE ,STRFMT_FLOAT64_LE           };" calcext:value-type="string">
            <text:p>capsLimited[i++] = {SND_PCM_FORMAT_FLOAT64_LE <text:s text:c="10"/>, ADT_EXP <text:s text:c="2"/>, ADI_64 , ADY_8 , ADJ_LOW <text:s/>, ADE_LE ,STRFMT_FLOAT64_LE <text:s text:c="10"/>};</text:p>
          </table:table-cell>
          <table:table-cell table:number-columns-repeated="10"/>
          <table:table-cell table:formula="of:=&quot;const char * const STRFMT_&quot;&amp;MID([.C19];16;111)&amp;MID([.O$1];1;36-LEN([.C19]))&amp;&quot;= &quot;&quot;&quot;&amp;MID([.C19];16;111)&amp;&quot;&quot;&quot;;&quot;" office:value-type="string" office:string-value="const char * const STRFMT_FLOAT64_LE           = &quot;FLOAT64_LE&quot;;" calcext:value-type="string">
            <text:p>const char * const STRFMT_FLOAT64_LE <text:s text:c="10"/>= "FLOAT64_LE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20]&amp;MID([.O$1];1;36-LEN([.C20]))&amp;&quot;, &quot;&amp;[.H20]&amp;MID([.O$1];1;10-LEN([.H20]))&amp;&quot;, &quot;&amp;[.E20]&amp;MID([.O$1];1;7-LEN([.E20]))&amp;&quot;, &quot;&amp;[.F20]&amp;MID([.O$1];1;6-LEN([.F20]))&amp;&quot;, &quot;&amp;[.G20]&amp;MID([.O$1];1;9-LEN([.G20]))&amp;&quot;, &quot;&amp;[.I20]&amp;MID([.O$1];1;7-LEN([.I20]))&amp;&quot;,STRFMT_&quot;&amp;MID([.C20];16;111)&amp;MID([.O$1];1;36-LEN([.C20]))&amp;&quot;};&quot;" office:value-type="string" office:string-value="capsLimited[i++] = {SND_PCM_FORMAT_FLOAT64_BE           , ADT_EXP   , ADI_64 , ADY_8 , ADJ_LOW  , ADE_BE ,STRFMT_FLOAT64_BE           };" calcext:value-type="string">
            <text:p>capsLimited[i++] = {SND_PCM_FORMAT_FLOAT64_BE <text:s text:c="10"/>, ADT_EXP <text:s text:c="2"/>, ADI_64 , ADY_8 , ADJ_LOW <text:s/>, ADE_BE ,STRFMT_FLOAT64_BE <text:s text:c="10"/>};</text:p>
          </table:table-cell>
          <table:table-cell table:number-columns-repeated="10"/>
          <table:table-cell table:formula="of:=&quot;const char * const STRFMT_&quot;&amp;MID([.C20];16;111)&amp;MID([.O$1];1;36-LEN([.C20]))&amp;&quot;= &quot;&quot;&quot;&amp;MID([.C20];16;111)&amp;&quot;&quot;&quot;;&quot;" office:value-type="string" office:string-value="const char * const STRFMT_FLOAT64_BE           = &quot;FLOAT64_BE&quot;;" calcext:value-type="string">
            <text:p>const char * const STRFMT_FLOAT64_BE <text:s text:c="10"/>= "FLOAT64_BE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21]&amp;MID([.O$1];1;36-LEN([.C21]))&amp;&quot;, &quot;&amp;[.H21]&amp;MID([.O$1];1;10-LEN([.H21]))&amp;&quot;, &quot;&amp;[.E21]&amp;MID([.O$1];1;7-LEN([.E21]))&amp;&quot;, &quot;&amp;[.F21]&amp;MID([.O$1];1;6-LEN([.F21]))&amp;&quot;, &quot;&amp;[.G21]&amp;MID([.O$1];1;9-LEN([.G21]))&amp;&quot;, &quot;&amp;[.I21]&amp;MID([.O$1];1;7-LEN([.I21]))&amp;&quot;,STRFMT_&quot;&amp;MID([.C21];16;111)&amp;MID([.O$1];1;36-LEN([.C21]))&amp;&quot;};&quot;" office:value-type="string" office:string-value="capsLimited[i++] = {SND_PCM_FORMAT_IEC958_SUBFRAME_LE   , ADT_VAR   , ADI_08 , ADY_1 , ADJ_LOW  , ADE_LE ,STRFMT_IEC958_SUBFRAME_LE   };" calcext:value-type="string">
            <text:p>capsLimited[i++] = {SND_PCM_FORMAT_IEC958_SUBFRAME_LE <text:s text:c="2"/>, ADT_VAR <text:s text:c="2"/>, ADI_08 , ADY_1 , ADJ_LOW <text:s/>, ADE_LE ,STRFMT_IEC958_SUBFRAME_LE <text:s text:c="2"/>};</text:p>
          </table:table-cell>
          <table:table-cell table:number-columns-repeated="10"/>
          <table:table-cell table:formula="of:=&quot;const char * const STRFMT_&quot;&amp;MID([.C21];16;111)&amp;MID([.O$1];1;36-LEN([.C21]))&amp;&quot;= &quot;&quot;&quot;&amp;MID([.C21];16;111)&amp;&quot;&quot;&quot;;&quot;" office:value-type="string" office:string-value="const char * const STRFMT_IEC958_SUBFRAME_LE   = &quot;IEC958_SUBFRAME_LE&quot;;" calcext:value-type="string">
            <text:p>const char * const STRFMT_IEC958_SUBFRAME_LE <text:s text:c="2"/>= "IEC958_SUBFRAME_LE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22]&amp;MID([.O$1];1;36-LEN([.C22]))&amp;&quot;, &quot;&amp;[.H22]&amp;MID([.O$1];1;10-LEN([.H22]))&amp;&quot;, &quot;&amp;[.E22]&amp;MID([.O$1];1;7-LEN([.E22]))&amp;&quot;, &quot;&amp;[.F22]&amp;MID([.O$1];1;6-LEN([.F22]))&amp;&quot;, &quot;&amp;[.G22]&amp;MID([.O$1];1;9-LEN([.G22]))&amp;&quot;, &quot;&amp;[.I22]&amp;MID([.O$1];1;7-LEN([.I22]))&amp;&quot;,STRFMT_&quot;&amp;MID([.C22];16;111)&amp;MID([.O$1];1;36-LEN([.C22]))&amp;&quot;};&quot;" office:value-type="string" office:string-value="capsLimited[i++] = {SND_PCM_FORMAT_IEC958_SUBFRAME_BE   , ADT_VAR   , ADI_08 , ADY_1 , ADJ_LOW  , ADE_BE ,STRFMT_IEC958_SUBFRAME_BE   };" calcext:value-type="string">
            <text:p>capsLimited[i++] = {SND_PCM_FORMAT_IEC958_SUBFRAME_BE <text:s text:c="2"/>, ADT_VAR <text:s text:c="2"/>, ADI_08 , ADY_1 , ADJ_LOW <text:s/>, ADE_BE ,STRFMT_IEC958_SUBFRAME_BE <text:s text:c="2"/>};</text:p>
          </table:table-cell>
          <table:table-cell table:number-columns-repeated="10"/>
          <table:table-cell table:formula="of:=&quot;const char * const STRFMT_&quot;&amp;MID([.C22];16;111)&amp;MID([.O$1];1;36-LEN([.C22]))&amp;&quot;= &quot;&quot;&quot;&amp;MID([.C22];16;111)&amp;&quot;&quot;&quot;;&quot;" office:value-type="string" office:string-value="const char * const STRFMT_IEC958_SUBFRAME_BE   = &quot;IEC958_SUBFRAME_BE&quot;;" calcext:value-type="string">
            <text:p>const char * const STRFMT_IEC958_SUBFRAME_BE <text:s text:c="2"/>= "IEC958_SUBFRAME_BE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23]&amp;MID([.O$1];1;36-LEN([.C23]))&amp;&quot;, &quot;&amp;[.H23]&amp;MID([.O$1];1;10-LEN([.H23]))&amp;&quot;, &quot;&amp;[.E23]&amp;MID([.O$1];1;7-LEN([.E23]))&amp;&quot;, &quot;&amp;[.F23]&amp;MID([.O$1];1;6-LEN([.F23]))&amp;&quot;, &quot;&amp;[.G23]&amp;MID([.O$1];1;9-LEN([.G23]))&amp;&quot;, &quot;&amp;[.I23]&amp;MID([.O$1];1;7-LEN([.I23]))&amp;&quot;,STRFMT_&quot;&amp;MID([.C23];16;111)&amp;MID([.O$1];1;36-LEN([.C23]))&amp;&quot;};&quot;" office:value-type="string" office:string-value="capsLimited[i++] = {SND_PCM_FORMAT_MU_LAW               , ADT_NL    , ADI_08 , ADY_1 , ADJ_LOW  , ADE_LE ,STRFMT_MU_LAW               };" calcext:value-type="string">
            <text:p>capsLimited[i++] = {SND_PCM_FORMAT_MU_LAW <text:s text:c="14"/>, ADT_NL <text:s text:c="3"/>, ADI_08 , ADY_1 , ADJ_LOW <text:s/>, ADE_LE ,STRFMT_MU_LAW <text:s text:c="14"/>};</text:p>
          </table:table-cell>
          <table:table-cell table:number-columns-repeated="10"/>
          <table:table-cell table:formula="of:=&quot;const char * const STRFMT_&quot;&amp;MID([.C23];16;111)&amp;MID([.O$1];1;36-LEN([.C23]))&amp;&quot;= &quot;&quot;&quot;&amp;MID([.C23];16;111)&amp;&quot;&quot;&quot;;&quot;" office:value-type="string" office:string-value="const char * const STRFMT_MU_LAW               = &quot;MU_LAW&quot;;" calcext:value-type="string">
            <text:p>const char * const STRFMT_MU_LAW <text:s text:c="14"/>= "MU_LAW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24]&amp;MID([.O$1];1;36-LEN([.C24]))&amp;&quot;, &quot;&amp;[.H24]&amp;MID([.O$1];1;10-LEN([.H24]))&amp;&quot;, &quot;&amp;[.E24]&amp;MID([.O$1];1;7-LEN([.E24]))&amp;&quot;, &quot;&amp;[.F24]&amp;MID([.O$1];1;6-LEN([.F24]))&amp;&quot;, &quot;&amp;[.G24]&amp;MID([.O$1];1;9-LEN([.G24]))&amp;&quot;, &quot;&amp;[.I24]&amp;MID([.O$1];1;7-LEN([.I24]))&amp;&quot;,STRFMT_&quot;&amp;MID([.C24];16;111)&amp;MID([.O$1];1;36-LEN([.C24]))&amp;&quot;};&quot;" office:value-type="string" office:string-value="capsLimited[i++] = {SND_PCM_FORMAT_A_LAW                , ADT_NL    , ADI_08 , ADY_1 , ADJ_LOW  , ADE_LE ,STRFMT_A_LAW                };" calcext:value-type="string">
            <text:p>capsLimited[i++] = {SND_PCM_FORMAT_A_LAW <text:s text:c="15"/>, ADT_NL <text:s text:c="3"/>, ADI_08 , ADY_1 , ADJ_LOW <text:s/>, ADE_LE ,STRFMT_A_LAW <text:s text:c="15"/>};</text:p>
          </table:table-cell>
          <table:table-cell table:number-columns-repeated="10"/>
          <table:table-cell table:formula="of:=&quot;const char * const STRFMT_&quot;&amp;MID([.C24];16;111)&amp;MID([.O$1];1;36-LEN([.C24]))&amp;&quot;= &quot;&quot;&quot;&amp;MID([.C24];16;111)&amp;&quot;&quot;&quot;;&quot;" office:value-type="string" office:string-value="const char * const STRFMT_A_LAW                = &quot;A_LAW&quot;;" calcext:value-type="string">
            <text:p>const char * const STRFMT_A_LAW <text:s text:c="15"/>= "A_LAW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25]&amp;MID([.O$1];1;36-LEN([.C25]))&amp;&quot;, &quot;&amp;[.H25]&amp;MID([.O$1];1;10-LEN([.H25]))&amp;&quot;, &quot;&amp;[.E25]&amp;MID([.O$1];1;7-LEN([.E25]))&amp;&quot;, &quot;&amp;[.F25]&amp;MID([.O$1];1;6-LEN([.F25]))&amp;&quot;, &quot;&amp;[.G25]&amp;MID([.O$1];1;9-LEN([.G25]))&amp;&quot;, &quot;&amp;[.I25]&amp;MID([.O$1];1;7-LEN([.I25]))&amp;&quot;,STRFMT_&quot;&amp;MID([.C25];16;111)&amp;MID([.O$1];1;36-LEN([.C25]))&amp;&quot;};&quot;" office:value-type="string" office:string-value="capsLimited[i++] = {SND_PCM_FORMAT_IMA_ADPCM            , ADT_VAR   , ADI_08 , ADY_1 , ADJ_LOW  , ADE_LE ,STRFMT_IMA_ADPCM            };" calcext:value-type="string">
            <text:p>capsLimited[i++] = {SND_PCM_FORMAT_IMA_ADPCM <text:s text:c="11"/>, ADT_VAR <text:s text:c="2"/>, ADI_08 , ADY_1 , ADJ_LOW <text:s/>, ADE_LE ,STRFMT_IMA_ADPCM <text:s text:c="11"/>};</text:p>
          </table:table-cell>
          <table:table-cell table:number-columns-repeated="10"/>
          <table:table-cell table:formula="of:=&quot;const char * const STRFMT_&quot;&amp;MID([.C25];16;111)&amp;MID([.O$1];1;36-LEN([.C25]))&amp;&quot;= &quot;&quot;&quot;&amp;MID([.C25];16;111)&amp;&quot;&quot;&quot;;&quot;" office:value-type="string" office:string-value="const char * const STRFMT_IMA_ADPCM            = &quot;IMA_ADPCM&quot;;" calcext:value-type="string">
            <text:p>const char * const STRFMT_IMA_ADPCM <text:s text:c="11"/>= "IMA_ADPCM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26]&amp;MID([.O$1];1;36-LEN([.C26]))&amp;&quot;, &quot;&amp;[.H26]&amp;MID([.O$1];1;10-LEN([.H26]))&amp;&quot;, &quot;&amp;[.E26]&amp;MID([.O$1];1;7-LEN([.E26]))&amp;&quot;, &quot;&amp;[.F26]&amp;MID([.O$1];1;6-LEN([.F26]))&amp;&quot;, &quot;&amp;[.G26]&amp;MID([.O$1];1;9-LEN([.G26]))&amp;&quot;, &quot;&amp;[.I26]&amp;MID([.O$1];1;7-LEN([.I26]))&amp;&quot;,STRFMT_&quot;&amp;MID([.C26];16;111)&amp;MID([.O$1];1;36-LEN([.C26]))&amp;&quot;};&quot;" office:value-type="string" office:string-value="capsLimited[i++] = {SND_PCM_FORMAT_MPEG                 , ADT_VAR   , ADI_08 , ADY_1 , ADJ_LOW  , ADE_LE ,STRFMT_MPEG                 };" calcext:value-type="string">
            <text:p>capsLimited[i++] = {SND_PCM_FORMAT_MPEG <text:s text:c="16"/>, ADT_VAR <text:s text:c="2"/>, ADI_08 , ADY_1 , ADJ_LOW <text:s/>, ADE_LE ,STRFMT_MPEG <text:s text:c="16"/>};</text:p>
          </table:table-cell>
          <table:table-cell table:number-columns-repeated="10"/>
          <table:table-cell table:formula="of:=&quot;const char * const STRFMT_&quot;&amp;MID([.C26];16;111)&amp;MID([.O$1];1;36-LEN([.C26]))&amp;&quot;= &quot;&quot;&quot;&amp;MID([.C26];16;111)&amp;&quot;&quot;&quot;;&quot;" office:value-type="string" office:string-value="const char * const STRFMT_MPEG                 = &quot;MPEG&quot;;" calcext:value-type="string">
            <text:p>const char * const STRFMT_MPEG <text:s text:c="16"/>= "MPEG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27]&amp;MID([.O$1];1;36-LEN([.C27]))&amp;&quot;, &quot;&amp;[.H27]&amp;MID([.O$1];1;10-LEN([.H27]))&amp;&quot;, &quot;&amp;[.E27]&amp;MID([.O$1];1;7-LEN([.E27]))&amp;&quot;, &quot;&amp;[.F27]&amp;MID([.O$1];1;6-LEN([.F27]))&amp;&quot;, &quot;&amp;[.G27]&amp;MID([.O$1];1;9-LEN([.G27]))&amp;&quot;, &quot;&amp;[.I27]&amp;MID([.O$1];1;7-LEN([.I27]))&amp;&quot;,STRFMT_&quot;&amp;MID([.C27];16;111)&amp;MID([.O$1];1;36-LEN([.C27]))&amp;&quot;};&quot;" office:value-type="string" office:string-value="capsLimited[i++] = {SND_PCM_FORMAT_GSM                  , ADT_VAR   , ADI_08 , ADY_1 , ADJ_LOW  , ADE_LE ,STRFMT_GSM                  };" calcext:value-type="string">
            <text:p>capsLimited[i++] = {SND_PCM_FORMAT_GSM <text:s text:c="17"/>, ADT_VAR <text:s text:c="2"/>, ADI_08 , ADY_1 , ADJ_LOW <text:s/>, ADE_LE ,STRFMT_GSM <text:s text:c="17"/>};</text:p>
          </table:table-cell>
          <table:table-cell table:number-columns-repeated="10"/>
          <table:table-cell table:formula="of:=&quot;const char * const STRFMT_&quot;&amp;MID([.C27];16;111)&amp;MID([.O$1];1;36-LEN([.C27]))&amp;&quot;= &quot;&quot;&quot;&amp;MID([.C27];16;111)&amp;&quot;&quot;&quot;;&quot;" office:value-type="string" office:string-value="const char * const STRFMT_GSM                  = &quot;GSM&quot;;" calcext:value-type="string">
            <text:p>const char * const STRFMT_GSM <text:s text:c="17"/>= "GSM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28]&amp;MID([.O$1];1;36-LEN([.C28]))&amp;&quot;, &quot;&amp;[.H28]&amp;MID([.O$1];1;10-LEN([.H28]))&amp;&quot;, &quot;&amp;[.E28]&amp;MID([.O$1];1;7-LEN([.E28]))&amp;&quot;, &quot;&amp;[.F28]&amp;MID([.O$1];1;6-LEN([.F28]))&amp;&quot;, &quot;&amp;[.G28]&amp;MID([.O$1];1;9-LEN([.G28]))&amp;&quot;, &quot;&amp;[.I28]&amp;MID([.O$1];1;7-LEN([.I28]))&amp;&quot;,STRFMT_&quot;&amp;MID([.C28];16;111)&amp;MID([.O$1];1;36-LEN([.C28]))&amp;&quot;};&quot;" office:value-type="string" office:string-value="capsLimited[i++] = {SND_PCM_FORMAT_S20_LE               , ADT_SIGN  , ADI_20 , ADY_4 , ADJ_LOW  , ADE_LE ,STRFMT_S20_LE               };" calcext:value-type="string">
            <text:p>capsLimited[i++] = {SND_PCM_FORMAT_S20_LE <text:s text:c="14"/>, ADT_SIGN <text:s/>, ADI_20 , ADY_4 , ADJ_LOW <text:s/>, ADE_LE ,STRFMT_S20_LE <text:s text:c="14"/>};</text:p>
          </table:table-cell>
          <table:table-cell table:number-columns-repeated="10"/>
          <table:table-cell table:formula="of:=&quot;const char * const STRFMT_&quot;&amp;MID([.C28];16;111)&amp;MID([.O$1];1;36-LEN([.C28]))&amp;&quot;= &quot;&quot;&quot;&amp;MID([.C28];16;111)&amp;&quot;&quot;&quot;;&quot;" office:value-type="string" office:string-value="const char * const STRFMT_S20_LE               = &quot;S20_LE&quot;;" calcext:value-type="string">
            <text:p>const char * const STRFMT_S20_LE <text:s text:c="14"/>= "S20_LE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29]&amp;MID([.O$1];1;36-LEN([.C29]))&amp;&quot;, &quot;&amp;[.H29]&amp;MID([.O$1];1;10-LEN([.H29]))&amp;&quot;, &quot;&amp;[.E29]&amp;MID([.O$1];1;7-LEN([.E29]))&amp;&quot;, &quot;&amp;[.F29]&amp;MID([.O$1];1;6-LEN([.F29]))&amp;&quot;, &quot;&amp;[.G29]&amp;MID([.O$1];1;9-LEN([.G29]))&amp;&quot;, &quot;&amp;[.I29]&amp;MID([.O$1];1;7-LEN([.I29]))&amp;&quot;,STRFMT_&quot;&amp;MID([.C29];16;111)&amp;MID([.O$1];1;36-LEN([.C29]))&amp;&quot;};&quot;" office:value-type="string" office:string-value="capsLimited[i++] = {SND_PCM_FORMAT_S20_BE               , ADT_SIGN  , ADI_20 , ADY_4 , ADJ_LOW  , ADE_BE ,STRFMT_S20_BE               };" calcext:value-type="string">
            <text:p>capsLimited[i++] = {SND_PCM_FORMAT_S20_BE <text:s text:c="14"/>, ADT_SIGN <text:s/>, ADI_20 , ADY_4 , ADJ_LOW <text:s/>, ADE_BE ,STRFMT_S20_BE <text:s text:c="14"/>};</text:p>
          </table:table-cell>
          <table:table-cell table:number-columns-repeated="10"/>
          <table:table-cell table:formula="of:=&quot;const char * const STRFMT_&quot;&amp;MID([.C29];16;111)&amp;MID([.O$1];1;36-LEN([.C29]))&amp;&quot;= &quot;&quot;&quot;&amp;MID([.C29];16;111)&amp;&quot;&quot;&quot;;&quot;" office:value-type="string" office:string-value="const char * const STRFMT_S20_BE               = &quot;S20_BE&quot;;" calcext:value-type="string">
            <text:p>const char * const STRFMT_S20_BE <text:s text:c="14"/>= "S20_BE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30]&amp;MID([.O$1];1;36-LEN([.C30]))&amp;&quot;, &quot;&amp;[.H30]&amp;MID([.O$1];1;10-LEN([.H30]))&amp;&quot;, &quot;&amp;[.E30]&amp;MID([.O$1];1;7-LEN([.E30]))&amp;&quot;, &quot;&amp;[.F30]&amp;MID([.O$1];1;6-LEN([.F30]))&amp;&quot;, &quot;&amp;[.G30]&amp;MID([.O$1];1;9-LEN([.G30]))&amp;&quot;, &quot;&amp;[.I30]&amp;MID([.O$1];1;7-LEN([.I30]))&amp;&quot;,STRFMT_&quot;&amp;MID([.C30];16;111)&amp;MID([.O$1];1;36-LEN([.C30]))&amp;&quot;};&quot;" office:value-type="string" office:string-value="capsLimited[i++] = {SND_PCM_FORMAT_U20_LE               , ADT_UNS   , ADI_20 , ADY_4 , ADJ_LOW  , ADE_LE ,STRFMT_U20_LE               };" calcext:value-type="string">
            <text:p>capsLimited[i++] = {SND_PCM_FORMAT_U20_LE <text:s text:c="14"/>, ADT_UNS <text:s text:c="2"/>, ADI_20 , ADY_4 , ADJ_LOW <text:s/>, ADE_LE ,STRFMT_U20_LE <text:s text:c="14"/>};</text:p>
          </table:table-cell>
          <table:table-cell table:number-columns-repeated="10"/>
          <table:table-cell table:formula="of:=&quot;const char * const STRFMT_&quot;&amp;MID([.C30];16;111)&amp;MID([.O$1];1;36-LEN([.C30]))&amp;&quot;= &quot;&quot;&quot;&amp;MID([.C30];16;111)&amp;&quot;&quot;&quot;;&quot;" office:value-type="string" office:string-value="const char * const STRFMT_U20_LE               = &quot;U20_LE&quot;;" calcext:value-type="string">
            <text:p>const char * const STRFMT_U20_LE <text:s text:c="14"/>= "U20_LE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31]&amp;MID([.O$1];1;36-LEN([.C31]))&amp;&quot;, &quot;&amp;[.H31]&amp;MID([.O$1];1;10-LEN([.H31]))&amp;&quot;, &quot;&amp;[.E31]&amp;MID([.O$1];1;7-LEN([.E31]))&amp;&quot;, &quot;&amp;[.F31]&amp;MID([.O$1];1;6-LEN([.F31]))&amp;&quot;, &quot;&amp;[.G31]&amp;MID([.O$1];1;9-LEN([.G31]))&amp;&quot;, &quot;&amp;[.I31]&amp;MID([.O$1];1;7-LEN([.I31]))&amp;&quot;,STRFMT_&quot;&amp;MID([.C31];16;111)&amp;MID([.O$1];1;36-LEN([.C31]))&amp;&quot;};&quot;" office:value-type="string" office:string-value="capsLimited[i++] = {SND_PCM_FORMAT_U20_BE               , ADT_UNS   , ADI_20 , ADY_4 , ADJ_LOW  , ADE_BE ,STRFMT_U20_BE               };" calcext:value-type="string">
            <text:p>capsLimited[i++] = {SND_PCM_FORMAT_U20_BE <text:s text:c="14"/>, ADT_UNS <text:s text:c="2"/>, ADI_20 , ADY_4 , ADJ_LOW <text:s/>, ADE_BE ,STRFMT_U20_BE <text:s text:c="14"/>};</text:p>
          </table:table-cell>
          <table:table-cell table:number-columns-repeated="10"/>
          <table:table-cell table:formula="of:=&quot;const char * const STRFMT_&quot;&amp;MID([.C31];16;111)&amp;MID([.O$1];1;36-LEN([.C31]))&amp;&quot;= &quot;&quot;&quot;&amp;MID([.C31];16;111)&amp;&quot;&quot;&quot;;&quot;" office:value-type="string" office:string-value="const char * const STRFMT_U20_BE               = &quot;U20_BE&quot;;" calcext:value-type="string">
            <text:p>const char * const STRFMT_U20_BE <text:s text:c="14"/>= "U20_BE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32]&amp;MID([.O$1];1;36-LEN([.C32]))&amp;&quot;, &quot;&amp;[.H32]&amp;MID([.O$1];1;10-LEN([.H32]))&amp;&quot;, &quot;&amp;[.E32]&amp;MID([.O$1];1;7-LEN([.E32]))&amp;&quot;, &quot;&amp;[.F32]&amp;MID([.O$1];1;6-LEN([.F32]))&amp;&quot;, &quot;&amp;[.G32]&amp;MID([.O$1];1;9-LEN([.G32]))&amp;&quot;, &quot;&amp;[.I32]&amp;MID([.O$1];1;7-LEN([.I32]))&amp;&quot;,STRFMT_MISSING_29           };&quot;" office:value-type="string" office:string-value="capsLimited[i++] = {29                                  , ADT_UNS   , ADI_08 , ADY_1 , ADJ_LOW  , ADE_LE ,STRFMT_MISSING_29           };" calcext:value-type="string">
            <text:p>capsLimited[i++] = {29 <text:s text:c="33"/>, ADT_UNS <text:s text:c="2"/>, ADI_08 , ADY_1 , ADJ_LOW <text:s/>, ADE_LE ,STRFMT_MISSING_29 <text:s text:c="10"/>};</text:p>
          </table:table-cell>
          <table:table-cell table:number-columns-repeated="10"/>
          <table:table-cell office:value-type="string" calcext:value-type="string">
            <text:p>const char * const STRFMT_MISSING_29 <text:s text:c="10"/>= “MISSING_29”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33]&amp;MID([.O$1];1;36-LEN([.C33]))&amp;&quot;, &quot;&amp;[.H33]&amp;MID([.O$1];1;10-LEN([.H33]))&amp;&quot;, &quot;&amp;[.E33]&amp;MID([.O$1];1;7-LEN([.E33]))&amp;&quot;, &quot;&amp;[.F33]&amp;MID([.O$1];1;6-LEN([.F33]))&amp;&quot;, &quot;&amp;[.G33]&amp;MID([.O$1];1;9-LEN([.G33]))&amp;&quot;, &quot;&amp;[.I33]&amp;MID([.O$1];1;7-LEN([.I33]))&amp;&quot;,STRFMT_MISSING_30           };&quot;" office:value-type="string" office:string-value="capsLimited[i++] = {30                                  , ADT_UNS   , ADI_08 , ADY_1 , ADJ_LOW  , ADE_LE ,STRFMT_MISSING_30           };" calcext:value-type="string">
            <text:p>capsLimited[i++] = {30 <text:s text:c="33"/>, ADT_UNS <text:s text:c="2"/>, ADI_08 , ADY_1 , ADJ_LOW <text:s/>, ADE_LE ,STRFMT_MISSING_30 <text:s text:c="10"/>};</text:p>
          </table:table-cell>
          <table:table-cell table:number-columns-repeated="10"/>
          <table:table-cell office:value-type="string" calcext:value-type="string">
            <text:p>const char * const STRFMT_MISSING_30 <text:s text:c="10"/>= “MISSING_30”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34]&amp;MID([.O$1];1;36-LEN([.C34]))&amp;&quot;, &quot;&amp;[.H34]&amp;MID([.O$1];1;10-LEN([.H34]))&amp;&quot;, &quot;&amp;[.E34]&amp;MID([.O$1];1;7-LEN([.E34]))&amp;&quot;, &quot;&amp;[.F34]&amp;MID([.O$1];1;6-LEN([.F34]))&amp;&quot;, &quot;&amp;[.G34]&amp;MID([.O$1];1;9-LEN([.G34]))&amp;&quot;, &quot;&amp;[.I34]&amp;MID([.O$1];1;7-LEN([.I34]))&amp;&quot;,STRFMT_&quot;&amp;MID([.C34];16;111)&amp;MID([.O$1];1;36-LEN([.C34]))&amp;&quot;};&quot;" office:value-type="string" office:string-value="capsLimited[i++] = {SND_PCM_FORMAT_SPECIAL              , ADT_UNS   , ADI_08 , ADY_1 , ADJ_LOW  , ADE_LE ,STRFMT_SPECIAL              };" calcext:value-type="string">
            <text:p>capsLimited[i++] = {SND_PCM_FORMAT_SPECIAL <text:s text:c="13"/>, ADT_UNS <text:s text:c="2"/>, ADI_08 , ADY_1 , ADJ_LOW <text:s/>, ADE_LE ,STRFMT_SPECIAL <text:s text:c="13"/>};</text:p>
          </table:table-cell>
          <table:table-cell table:number-columns-repeated="10"/>
          <table:table-cell table:formula="of:=&quot;const char * const STRFMT_&quot;&amp;MID([.C34];16;111)&amp;MID([.O$1];1;36-LEN([.C34]))&amp;&quot;= &quot;&quot;&quot;&amp;MID([.C34];16;111)&amp;&quot;&quot;&quot;;&quot;" office:value-type="string" office:string-value="const char * const STRFMT_SPECIAL              = &quot;SPECIAL&quot;;" calcext:value-type="string">
            <text:p>const char * const STRFMT_SPECIAL <text:s text:c="13"/>= "SPECIAL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35]&amp;MID([.O$1];1;36-LEN([.C35]))&amp;&quot;, &quot;&amp;[.H35]&amp;MID([.O$1];1;10-LEN([.H35]))&amp;&quot;, &quot;&amp;[.E35]&amp;MID([.O$1];1;7-LEN([.E35]))&amp;&quot;, &quot;&amp;[.F35]&amp;MID([.O$1];1;6-LEN([.F35]))&amp;&quot;, &quot;&amp;[.G35]&amp;MID([.O$1];1;9-LEN([.G35]))&amp;&quot;, &quot;&amp;[.I35]&amp;MID([.O$1];1;7-LEN([.I35]))&amp;&quot;,STRFMT_&quot;&amp;MID([.C35];16;111)&amp;MID([.O$1];1;36-LEN([.C35]))&amp;&quot;};&quot;" office:value-type="string" office:string-value="capsLimited[i++] = {SND_PCM_FORMAT_S24_3LE              , ADT_SIGN  , ADI_24 , ADY_3 , ADJ_LOW  , ADE_LE ,STRFMT_S24_3LE              };" calcext:value-type="string">
            <text:p>capsLimited[i++] = {SND_PCM_FORMAT_S24_3LE <text:s text:c="13"/>, ADT_SIGN <text:s/>, ADI_24 , ADY_3 , ADJ_LOW <text:s/>, ADE_LE ,STRFMT_S24_3LE <text:s text:c="13"/>};</text:p>
          </table:table-cell>
          <table:table-cell table:number-columns-repeated="10"/>
          <table:table-cell table:formula="of:=&quot;const char * const STRFMT_&quot;&amp;MID([.C35];16;111)&amp;MID([.O$1];1;36-LEN([.C35]))&amp;&quot;= &quot;&quot;&quot;&amp;MID([.C35];16;111)&amp;&quot;&quot;&quot;;&quot;" office:value-type="string" office:string-value="const char * const STRFMT_S24_3LE              = &quot;S24_3LE&quot;;" calcext:value-type="string">
            <text:p>const char * const STRFMT_S24_3LE <text:s text:c="13"/>= "S24_3LE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36]&amp;MID([.O$1];1;36-LEN([.C36]))&amp;&quot;, &quot;&amp;[.H36]&amp;MID([.O$1];1;10-LEN([.H36]))&amp;&quot;, &quot;&amp;[.E36]&amp;MID([.O$1];1;7-LEN([.E36]))&amp;&quot;, &quot;&amp;[.F36]&amp;MID([.O$1];1;6-LEN([.F36]))&amp;&quot;, &quot;&amp;[.G36]&amp;MID([.O$1];1;9-LEN([.G36]))&amp;&quot;, &quot;&amp;[.I36]&amp;MID([.O$1];1;7-LEN([.I36]))&amp;&quot;,STRFMT_&quot;&amp;MID([.C36];16;111)&amp;MID([.O$1];1;36-LEN([.C36]))&amp;&quot;};&quot;" office:value-type="string" office:string-value="capsLimited[i++] = {SND_PCM_FORMAT_S24_3BE              , ADT_SIGN  , ADI_24 , ADY_3 , ADJ_LOW  , ADE_BE ,STRFMT_S24_3BE              };" calcext:value-type="string">
            <text:p>capsLimited[i++] = {SND_PCM_FORMAT_S24_3BE <text:s text:c="13"/>, ADT_SIGN <text:s/>, ADI_24 , ADY_3 , ADJ_LOW <text:s/>, ADE_BE ,STRFMT_S24_3BE <text:s text:c="13"/>};</text:p>
          </table:table-cell>
          <table:table-cell table:number-columns-repeated="10"/>
          <table:table-cell table:formula="of:=&quot;const char * const STRFMT_&quot;&amp;MID([.C36];16;111)&amp;MID([.O$1];1;36-LEN([.C36]))&amp;&quot;= &quot;&quot;&quot;&amp;MID([.C36];16;111)&amp;&quot;&quot;&quot;;&quot;" office:value-type="string" office:string-value="const char * const STRFMT_S24_3BE              = &quot;S24_3BE&quot;;" calcext:value-type="string">
            <text:p>const char * const STRFMT_S24_3BE <text:s text:c="13"/>= "S24_3BE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37]&amp;MID([.O$1];1;36-LEN([.C37]))&amp;&quot;, &quot;&amp;[.H37]&amp;MID([.O$1];1;10-LEN([.H37]))&amp;&quot;, &quot;&amp;[.E37]&amp;MID([.O$1];1;7-LEN([.E37]))&amp;&quot;, &quot;&amp;[.F37]&amp;MID([.O$1];1;6-LEN([.F37]))&amp;&quot;, &quot;&amp;[.G37]&amp;MID([.O$1];1;9-LEN([.G37]))&amp;&quot;, &quot;&amp;[.I37]&amp;MID([.O$1];1;7-LEN([.I37]))&amp;&quot;,STRFMT_&quot;&amp;MID([.C37];16;111)&amp;MID([.O$1];1;36-LEN([.C37]))&amp;&quot;};&quot;" office:value-type="string" office:string-value="capsLimited[i++] = {SND_PCM_FORMAT_U24_3LE              , ADT_UNS   , ADI_24 , ADY_3 , ADJ_LOW  , ADE_LE ,STRFMT_U24_3LE              };" calcext:value-type="string">
            <text:p>capsLimited[i++] = {SND_PCM_FORMAT_U24_3LE <text:s text:c="13"/>, ADT_UNS <text:s text:c="2"/>, ADI_24 , ADY_3 , ADJ_LOW <text:s/>, ADE_LE ,STRFMT_U24_3LE <text:s text:c="13"/>};</text:p>
          </table:table-cell>
          <table:table-cell table:number-columns-repeated="10"/>
          <table:table-cell table:formula="of:=&quot;const char * const STRFMT_&quot;&amp;MID([.C37];16;111)&amp;MID([.O$1];1;36-LEN([.C37]))&amp;&quot;= &quot;&quot;&quot;&amp;MID([.C37];16;111)&amp;&quot;&quot;&quot;;&quot;" office:value-type="string" office:string-value="const char * const STRFMT_U24_3LE              = &quot;U24_3LE&quot;;" calcext:value-type="string">
            <text:p>const char * const STRFMT_U24_3LE <text:s text:c="13"/>= "U24_3LE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38]&amp;MID([.O$1];1;36-LEN([.C38]))&amp;&quot;, &quot;&amp;[.H38]&amp;MID([.O$1];1;10-LEN([.H38]))&amp;&quot;, &quot;&amp;[.E38]&amp;MID([.O$1];1;7-LEN([.E38]))&amp;&quot;, &quot;&amp;[.F38]&amp;MID([.O$1];1;6-LEN([.F38]))&amp;&quot;, &quot;&amp;[.G38]&amp;MID([.O$1];1;9-LEN([.G38]))&amp;&quot;, &quot;&amp;[.I38]&amp;MID([.O$1];1;7-LEN([.I38]))&amp;&quot;,STRFMT_&quot;&amp;MID([.C38];16;111)&amp;MID([.O$1];1;36-LEN([.C38]))&amp;&quot;};&quot;" office:value-type="string" office:string-value="capsLimited[i++] = {SND_PCM_FORMAT_U24_3BE              , ADT_UNS   , ADI_24 , ADY_3 , ADJ_LOW  , ADE_BE ,STRFMT_U24_3BE              };" calcext:value-type="string">
            <text:p>capsLimited[i++] = {SND_PCM_FORMAT_U24_3BE <text:s text:c="13"/>, ADT_UNS <text:s text:c="2"/>, ADI_24 , ADY_3 , ADJ_LOW <text:s/>, ADE_BE ,STRFMT_U24_3BE <text:s text:c="13"/>};</text:p>
          </table:table-cell>
          <table:table-cell table:number-columns-repeated="10"/>
          <table:table-cell table:formula="of:=&quot;const char * const STRFMT_&quot;&amp;MID([.C38];16;111)&amp;MID([.O$1];1;36-LEN([.C38]))&amp;&quot;= &quot;&quot;&quot;&amp;MID([.C38];16;111)&amp;&quot;&quot;&quot;;&quot;" office:value-type="string" office:string-value="const char * const STRFMT_U24_3BE              = &quot;U24_3BE&quot;;" calcext:value-type="string">
            <text:p>const char * const STRFMT_U24_3BE <text:s text:c="13"/>= "U24_3BE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39]&amp;MID([.O$1];1;36-LEN([.C39]))&amp;&quot;, &quot;&amp;[.H39]&amp;MID([.O$1];1;10-LEN([.H39]))&amp;&quot;, &quot;&amp;[.E39]&amp;MID([.O$1];1;7-LEN([.E39]))&amp;&quot;, &quot;&amp;[.F39]&amp;MID([.O$1];1;6-LEN([.F39]))&amp;&quot;, &quot;&amp;[.G39]&amp;MID([.O$1];1;9-LEN([.G39]))&amp;&quot;, &quot;&amp;[.I39]&amp;MID([.O$1];1;7-LEN([.I39]))&amp;&quot;,STRFMT_&quot;&amp;MID([.C39];16;111)&amp;MID([.O$1];1;36-LEN([.C39]))&amp;&quot;};&quot;" office:value-type="string" office:string-value="capsLimited[i++] = {SND_PCM_FORMAT_S20_3LE              , ADT_SIGN  , ADI_20 , ADY_3 , ADJ_LOW  , ADE_LE ,STRFMT_S20_3LE              };" calcext:value-type="string">
            <text:p>capsLimited[i++] = {SND_PCM_FORMAT_S20_3LE <text:s text:c="13"/>, ADT_SIGN <text:s/>, ADI_20 , ADY_3 , ADJ_LOW <text:s/>, ADE_LE ,STRFMT_S20_3LE <text:s text:c="13"/>};</text:p>
          </table:table-cell>
          <table:table-cell table:number-columns-repeated="10"/>
          <table:table-cell table:formula="of:=&quot;const char * const STRFMT_&quot;&amp;MID([.C39];16;111)&amp;MID([.O$1];1;36-LEN([.C39]))&amp;&quot;= &quot;&quot;&quot;&amp;MID([.C39];16;111)&amp;&quot;&quot;&quot;;&quot;" office:value-type="string" office:string-value="const char * const STRFMT_S20_3LE              = &quot;S20_3LE&quot;;" calcext:value-type="string">
            <text:p>const char * const STRFMT_S20_3LE <text:s text:c="13"/>= "S20_3LE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40]&amp;MID([.O$1];1;36-LEN([.C40]))&amp;&quot;, &quot;&amp;[.H40]&amp;MID([.O$1];1;10-LEN([.H40]))&amp;&quot;, &quot;&amp;[.E40]&amp;MID([.O$1];1;7-LEN([.E40]))&amp;&quot;, &quot;&amp;[.F40]&amp;MID([.O$1];1;6-LEN([.F40]))&amp;&quot;, &quot;&amp;[.G40]&amp;MID([.O$1];1;9-LEN([.G40]))&amp;&quot;, &quot;&amp;[.I40]&amp;MID([.O$1];1;7-LEN([.I40]))&amp;&quot;,STRFMT_&quot;&amp;MID([.C40];16;111)&amp;MID([.O$1];1;36-LEN([.C40]))&amp;&quot;};&quot;" office:value-type="string" office:string-value="capsLimited[i++] = {SND_PCM_FORMAT_S20_3BE              , ADT_SIGN  , ADI_20 , ADY_3 , ADJ_LOW  , ADE_BE ,STRFMT_S20_3BE              };" calcext:value-type="string">
            <text:p>capsLimited[i++] = {SND_PCM_FORMAT_S20_3BE <text:s text:c="13"/>, ADT_SIGN <text:s/>, ADI_20 , ADY_3 , ADJ_LOW <text:s/>, ADE_BE ,STRFMT_S20_3BE <text:s text:c="13"/>};</text:p>
          </table:table-cell>
          <table:table-cell table:number-columns-repeated="10"/>
          <table:table-cell table:formula="of:=&quot;const char * const STRFMT_&quot;&amp;MID([.C40];16;111)&amp;MID([.O$1];1;36-LEN([.C40]))&amp;&quot;= &quot;&quot;&quot;&amp;MID([.C40];16;111)&amp;&quot;&quot;&quot;;&quot;" office:value-type="string" office:string-value="const char * const STRFMT_S20_3BE              = &quot;S20_3BE&quot;;" calcext:value-type="string">
            <text:p>const char * const STRFMT_S20_3BE <text:s text:c="13"/>= "S20_3BE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41]&amp;MID([.O$1];1;36-LEN([.C41]))&amp;&quot;, &quot;&amp;[.H41]&amp;MID([.O$1];1;10-LEN([.H41]))&amp;&quot;, &quot;&amp;[.E41]&amp;MID([.O$1];1;7-LEN([.E41]))&amp;&quot;, &quot;&amp;[.F41]&amp;MID([.O$1];1;6-LEN([.F41]))&amp;&quot;, &quot;&amp;[.G41]&amp;MID([.O$1];1;9-LEN([.G41]))&amp;&quot;, &quot;&amp;[.I41]&amp;MID([.O$1];1;7-LEN([.I41]))&amp;&quot;,STRFMT_&quot;&amp;MID([.C41];16;111)&amp;MID([.O$1];1;36-LEN([.C41]))&amp;&quot;};&quot;" office:value-type="string" office:string-value="capsLimited[i++] = {SND_PCM_FORMAT_U20_3LE              , ADT_UNS   , ADI_20 , ADY_3 , ADJ_LOW  , ADE_LE ,STRFMT_U20_3LE              };" calcext:value-type="string">
            <text:p>capsLimited[i++] = {SND_PCM_FORMAT_U20_3LE <text:s text:c="13"/>, ADT_UNS <text:s text:c="2"/>, ADI_20 , ADY_3 , ADJ_LOW <text:s/>, ADE_LE ,STRFMT_U20_3LE <text:s text:c="13"/>};</text:p>
          </table:table-cell>
          <table:table-cell table:number-columns-repeated="10"/>
          <table:table-cell table:formula="of:=&quot;const char * const STRFMT_&quot;&amp;MID([.C41];16;111)&amp;MID([.O$1];1;36-LEN([.C41]))&amp;&quot;= &quot;&quot;&quot;&amp;MID([.C41];16;111)&amp;&quot;&quot;&quot;;&quot;" office:value-type="string" office:string-value="const char * const STRFMT_U20_3LE              = &quot;U20_3LE&quot;;" calcext:value-type="string">
            <text:p>const char * const STRFMT_U20_3LE <text:s text:c="13"/>= "U20_3LE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42]&amp;MID([.O$1];1;36-LEN([.C42]))&amp;&quot;, &quot;&amp;[.H42]&amp;MID([.O$1];1;10-LEN([.H42]))&amp;&quot;, &quot;&amp;[.E42]&amp;MID([.O$1];1;7-LEN([.E42]))&amp;&quot;, &quot;&amp;[.F42]&amp;MID([.O$1];1;6-LEN([.F42]))&amp;&quot;, &quot;&amp;[.G42]&amp;MID([.O$1];1;9-LEN([.G42]))&amp;&quot;, &quot;&amp;[.I42]&amp;MID([.O$1];1;7-LEN([.I42]))&amp;&quot;,STRFMT_&quot;&amp;MID([.C42];16;111)&amp;MID([.O$1];1;36-LEN([.C42]))&amp;&quot;};&quot;" office:value-type="string" office:string-value="capsLimited[i++] = {SND_PCM_FORMAT_U20_3BE              , ADT_UNS   , ADI_20 , ADY_3 , ADJ_LOW  , ADE_BE ,STRFMT_U20_3BE              };" calcext:value-type="string">
            <text:p>capsLimited[i++] = {SND_PCM_FORMAT_U20_3BE <text:s text:c="13"/>, ADT_UNS <text:s text:c="2"/>, ADI_20 , ADY_3 , ADJ_LOW <text:s/>, ADE_BE ,STRFMT_U20_3BE <text:s text:c="13"/>};</text:p>
          </table:table-cell>
          <table:table-cell table:number-columns-repeated="10"/>
          <table:table-cell table:formula="of:=&quot;const char * const STRFMT_&quot;&amp;MID([.C42];16;111)&amp;MID([.O$1];1;36-LEN([.C42]))&amp;&quot;= &quot;&quot;&quot;&amp;MID([.C42];16;111)&amp;&quot;&quot;&quot;;&quot;" office:value-type="string" office:string-value="const char * const STRFMT_U20_3BE              = &quot;U20_3BE&quot;;" calcext:value-type="string">
            <text:p>const char * const STRFMT_U20_3BE <text:s text:c="13"/>= "U20_3BE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43]&amp;MID([.O$1];1;36-LEN([.C43]))&amp;&quot;, &quot;&amp;[.H43]&amp;MID([.O$1];1;10-LEN([.H43]))&amp;&quot;, &quot;&amp;[.E43]&amp;MID([.O$1];1;7-LEN([.E43]))&amp;&quot;, &quot;&amp;[.F43]&amp;MID([.O$1];1;6-LEN([.F43]))&amp;&quot;, &quot;&amp;[.G43]&amp;MID([.O$1];1;9-LEN([.G43]))&amp;&quot;, &quot;&amp;[.I43]&amp;MID([.O$1];1;7-LEN([.I43]))&amp;&quot;,STRFMT_&quot;&amp;MID([.C43];16;111)&amp;MID([.O$1];1;36-LEN([.C43]))&amp;&quot;};&quot;" office:value-type="string" office:string-value="capsLimited[i++] = {SND_PCM_FORMAT_S18_3LE              , ADT_SIGN  , ADI_18 , ADY_3 , ADJ_LOW  , ADE_LE ,STRFMT_S18_3LE              };" calcext:value-type="string">
            <text:p>capsLimited[i++] = {SND_PCM_FORMAT_S18_3LE <text:s text:c="13"/>, ADT_SIGN <text:s/>, ADI_18 , ADY_3 , ADJ_LOW <text:s/>, ADE_LE ,STRFMT_S18_3LE <text:s text:c="13"/>};</text:p>
          </table:table-cell>
          <table:table-cell table:number-columns-repeated="10"/>
          <table:table-cell table:formula="of:=&quot;const char * const STRFMT_&quot;&amp;MID([.C43];16;111)&amp;MID([.O$1];1;36-LEN([.C43]))&amp;&quot;= &quot;&quot;&quot;&amp;MID([.C43];16;111)&amp;&quot;&quot;&quot;;&quot;" office:value-type="string" office:string-value="const char * const STRFMT_S18_3LE              = &quot;S18_3LE&quot;;" calcext:value-type="string">
            <text:p>const char * const STRFMT_S18_3LE <text:s text:c="13"/>= "S18_3LE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44]&amp;MID([.O$1];1;36-LEN([.C44]))&amp;&quot;, &quot;&amp;[.H44]&amp;MID([.O$1];1;10-LEN([.H44]))&amp;&quot;, &quot;&amp;[.E44]&amp;MID([.O$1];1;7-LEN([.E44]))&amp;&quot;, &quot;&amp;[.F44]&amp;MID([.O$1];1;6-LEN([.F44]))&amp;&quot;, &quot;&amp;[.G44]&amp;MID([.O$1];1;9-LEN([.G44]))&amp;&quot;, &quot;&amp;[.I44]&amp;MID([.O$1];1;7-LEN([.I44]))&amp;&quot;,STRFMT_&quot;&amp;MID([.C44];16;111)&amp;MID([.O$1];1;36-LEN([.C44]))&amp;&quot;};&quot;" office:value-type="string" office:string-value="capsLimited[i++] = {SND_PCM_FORMAT_S18_3BE              , ADT_SIGN  , ADI_18 , ADY_3 , ADJ_LOW  , ADE_BE ,STRFMT_S18_3BE              };" calcext:value-type="string">
            <text:p>capsLimited[i++] = {SND_PCM_FORMAT_S18_3BE <text:s text:c="13"/>, ADT_SIGN <text:s/>, ADI_18 , ADY_3 , ADJ_LOW <text:s/>, ADE_BE ,STRFMT_S18_3BE <text:s text:c="13"/>};</text:p>
          </table:table-cell>
          <table:table-cell table:number-columns-repeated="10"/>
          <table:table-cell table:formula="of:=&quot;const char * const STRFMT_&quot;&amp;MID([.C44];16;111)&amp;MID([.O$1];1;36-LEN([.C44]))&amp;&quot;= &quot;&quot;&quot;&amp;MID([.C44];16;111)&amp;&quot;&quot;&quot;;&quot;" office:value-type="string" office:string-value="const char * const STRFMT_S18_3BE              = &quot;S18_3BE&quot;;" calcext:value-type="string">
            <text:p>const char * const STRFMT_S18_3BE <text:s text:c="13"/>= "S18_3BE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45]&amp;MID([.O$1];1;36-LEN([.C45]))&amp;&quot;, &quot;&amp;[.H45]&amp;MID([.O$1];1;10-LEN([.H45]))&amp;&quot;, &quot;&amp;[.E45]&amp;MID([.O$1];1;7-LEN([.E45]))&amp;&quot;, &quot;&amp;[.F45]&amp;MID([.O$1];1;6-LEN([.F45]))&amp;&quot;, &quot;&amp;[.G45]&amp;MID([.O$1];1;9-LEN([.G45]))&amp;&quot;, &quot;&amp;[.I45]&amp;MID([.O$1];1;7-LEN([.I45]))&amp;&quot;,STRFMT_&quot;&amp;MID([.C45];16;111)&amp;MID([.O$1];1;36-LEN([.C45]))&amp;&quot;};&quot;" office:value-type="string" office:string-value="capsLimited[i++] = {SND_PCM_FORMAT_U18_3LE              , ADT_UNS   , ADI_18 , ADY_3 , ADJ_LOW  , ADE_LE ,STRFMT_U18_3LE              };" calcext:value-type="string">
            <text:p>capsLimited[i++] = {SND_PCM_FORMAT_U18_3LE <text:s text:c="13"/>, ADT_UNS <text:s text:c="2"/>, ADI_18 , ADY_3 , ADJ_LOW <text:s/>, ADE_LE ,STRFMT_U18_3LE <text:s text:c="13"/>};</text:p>
          </table:table-cell>
          <table:table-cell table:number-columns-repeated="10"/>
          <table:table-cell table:formula="of:=&quot;const char * const STRFMT_&quot;&amp;MID([.C45];16;111)&amp;MID([.O$1];1;36-LEN([.C45]))&amp;&quot;= &quot;&quot;&quot;&amp;MID([.C45];16;111)&amp;&quot;&quot;&quot;;&quot;" office:value-type="string" office:string-value="const char * const STRFMT_U18_3LE              = &quot;U18_3LE&quot;;" calcext:value-type="string">
            <text:p>const char * const STRFMT_U18_3LE <text:s text:c="13"/>= "U18_3LE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46]&amp;MID([.O$1];1;36-LEN([.C46]))&amp;&quot;, &quot;&amp;[.H46]&amp;MID([.O$1];1;10-LEN([.H46]))&amp;&quot;, &quot;&amp;[.E46]&amp;MID([.O$1];1;7-LEN([.E46]))&amp;&quot;, &quot;&amp;[.F46]&amp;MID([.O$1];1;6-LEN([.F46]))&amp;&quot;, &quot;&amp;[.G46]&amp;MID([.O$1];1;9-LEN([.G46]))&amp;&quot;, &quot;&amp;[.I46]&amp;MID([.O$1];1;7-LEN([.I46]))&amp;&quot;,STRFMT_&quot;&amp;MID([.C46];16;111)&amp;MID([.O$1];1;36-LEN([.C46]))&amp;&quot;};&quot;" office:value-type="string" office:string-value="capsLimited[i++] = {SND_PCM_FORMAT_U18_3BE              , ADT_UNS   , ADI_18 , ADY_3 , ADJ_LOW  , ADE_BE ,STRFMT_U18_3BE              };" calcext:value-type="string">
            <text:p>capsLimited[i++] = {SND_PCM_FORMAT_U18_3BE <text:s text:c="13"/>, ADT_UNS <text:s text:c="2"/>, ADI_18 , ADY_3 , ADJ_LOW <text:s/>, ADE_BE ,STRFMT_U18_3BE <text:s text:c="13"/>};</text:p>
          </table:table-cell>
          <table:table-cell table:number-columns-repeated="10"/>
          <table:table-cell table:formula="of:=&quot;const char * const STRFMT_&quot;&amp;MID([.C46];16;111)&amp;MID([.O$1];1;36-LEN([.C46]))&amp;&quot;= &quot;&quot;&quot;&amp;MID([.C46];16;111)&amp;&quot;&quot;&quot;;&quot;" office:value-type="string" office:string-value="const char * const STRFMT_U18_3BE              = &quot;U18_3BE&quot;;" calcext:value-type="string">
            <text:p>const char * const STRFMT_U18_3BE <text:s text:c="13"/>= "U18_3BE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47]&amp;MID([.O$1];1;36-LEN([.C47]))&amp;&quot;, &quot;&amp;[.H47]&amp;MID([.O$1];1;10-LEN([.H47]))&amp;&quot;, &quot;&amp;[.E47]&amp;MID([.O$1];1;7-LEN([.E47]))&amp;&quot;, &quot;&amp;[.F47]&amp;MID([.O$1];1;6-LEN([.F47]))&amp;&quot;, &quot;&amp;[.G47]&amp;MID([.O$1];1;9-LEN([.G47]))&amp;&quot;, &quot;&amp;[.I47]&amp;MID([.O$1];1;7-LEN([.I47]))&amp;&quot;,STRFMT_&quot;&amp;MID([.C47];16;111)&amp;MID([.O$1];1;36-LEN([.C47]))&amp;&quot;};&quot;" office:value-type="string" office:string-value="capsLimited[i++] = {SND_PCM_FORMAT_G723_24              , ADT_VAR   , ADI_08 , ADY_1 , ADJ_LOW  , ADE_LE ,STRFMT_G723_24              };" calcext:value-type="string">
            <text:p>capsLimited[i++] = {SND_PCM_FORMAT_G723_24 <text:s text:c="13"/>, ADT_VAR <text:s text:c="2"/>, ADI_08 , ADY_1 , ADJ_LOW <text:s/>, ADE_LE ,STRFMT_G723_24 <text:s text:c="13"/>};</text:p>
          </table:table-cell>
          <table:table-cell table:number-columns-repeated="10"/>
          <table:table-cell table:formula="of:=&quot;const char * const STRFMT_&quot;&amp;MID([.C47];16;111)&amp;MID([.O$1];1;36-LEN([.C47]))&amp;&quot;= &quot;&quot;&quot;&amp;MID([.C47];16;111)&amp;&quot;&quot;&quot;;&quot;" office:value-type="string" office:string-value="const char * const STRFMT_G723_24              = &quot;G723_24&quot;;" calcext:value-type="string">
            <text:p>const char * const STRFMT_G723_24 <text:s text:c="13"/>= "G723_24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48]&amp;MID([.O$1];1;36-LEN([.C48]))&amp;&quot;, &quot;&amp;[.H48]&amp;MID([.O$1];1;10-LEN([.H48]))&amp;&quot;, &quot;&amp;[.E48]&amp;MID([.O$1];1;7-LEN([.E48]))&amp;&quot;, &quot;&amp;[.F48]&amp;MID([.O$1];1;6-LEN([.F48]))&amp;&quot;, &quot;&amp;[.G48]&amp;MID([.O$1];1;9-LEN([.G48]))&amp;&quot;, &quot;&amp;[.I48]&amp;MID([.O$1];1;7-LEN([.I48]))&amp;&quot;,STRFMT_&quot;&amp;MID([.C48];16;111)&amp;MID([.O$1];1;36-LEN([.C48]))&amp;&quot;};&quot;" office:value-type="string" office:string-value="capsLimited[i++] = {SND_PCM_FORMAT_G723_24_1B           , ADT_VAR   , ADI_08 , ADY_1 , ADJ_LOW  , ADE_LE ,STRFMT_G723_24_1B           };" calcext:value-type="string">
            <text:p>capsLimited[i++] = {SND_PCM_FORMAT_G723_24_1B <text:s text:c="10"/>, ADT_VAR <text:s text:c="2"/>, ADI_08 , ADY_1 , ADJ_LOW <text:s/>, ADE_LE ,STRFMT_G723_24_1B <text:s text:c="10"/>};</text:p>
          </table:table-cell>
          <table:table-cell table:number-columns-repeated="10"/>
          <table:table-cell table:formula="of:=&quot;const char * const STRFMT_&quot;&amp;MID([.C48];16;111)&amp;MID([.O$1];1;36-LEN([.C48]))&amp;&quot;= &quot;&quot;&quot;&amp;MID([.C48];16;111)&amp;&quot;&quot;&quot;;&quot;" office:value-type="string" office:string-value="const char * const STRFMT_G723_24_1B           = &quot;G723_24_1B&quot;;" calcext:value-type="string">
            <text:p>const char * const STRFMT_G723_24_1B <text:s text:c="10"/>= "G723_24_1B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49]&amp;MID([.O$1];1;36-LEN([.C49]))&amp;&quot;, &quot;&amp;[.H49]&amp;MID([.O$1];1;10-LEN([.H49]))&amp;&quot;, &quot;&amp;[.E49]&amp;MID([.O$1];1;7-LEN([.E49]))&amp;&quot;, &quot;&amp;[.F49]&amp;MID([.O$1];1;6-LEN([.F49]))&amp;&quot;, &quot;&amp;[.G49]&amp;MID([.O$1];1;9-LEN([.G49]))&amp;&quot;, &quot;&amp;[.I49]&amp;MID([.O$1];1;7-LEN([.I49]))&amp;&quot;,STRFMT_&quot;&amp;MID([.C49];16;111)&amp;MID([.O$1];1;36-LEN([.C49]))&amp;&quot;};&quot;" office:value-type="string" office:string-value="capsLimited[i++] = {SND_PCM_FORMAT_G723_40              , ADT_VAR   , ADI_08 , ADY_1 , ADJ_LOW  , ADE_LE ,STRFMT_G723_40              };" calcext:value-type="string">
            <text:p>capsLimited[i++] = {SND_PCM_FORMAT_G723_40 <text:s text:c="13"/>, ADT_VAR <text:s text:c="2"/>, ADI_08 , ADY_1 , ADJ_LOW <text:s/>, ADE_LE ,STRFMT_G723_40 <text:s text:c="13"/>};</text:p>
          </table:table-cell>
          <table:table-cell table:number-columns-repeated="10"/>
          <table:table-cell table:formula="of:=&quot;const char * const STRFMT_&quot;&amp;MID([.C49];16;111)&amp;MID([.O$1];1;36-LEN([.C49]))&amp;&quot;= &quot;&quot;&quot;&amp;MID([.C49];16;111)&amp;&quot;&quot;&quot;;&quot;" office:value-type="string" office:string-value="const char * const STRFMT_G723_40              = &quot;G723_40&quot;;" calcext:value-type="string">
            <text:p>const char * const STRFMT_G723_40 <text:s text:c="13"/>= "G723_40";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formula="of:=&quot;capsLimited[i++] = {&quot;&amp;[.C50]&amp;MID([.O$1];1;36-LEN([.C50]))&amp;&quot;, &quot;&amp;[.H50]&amp;MID([.O$1];1;10-LEN([.H50]))&amp;&quot;, &quot;&amp;[.E50]&amp;MID([.O$1];1;7-LEN([.E50]))&amp;&quot;, &quot;&amp;[.F50]&amp;MID([.O$1];1;6-LEN([.F50]))&amp;&quot;, &quot;&amp;[.G50]&amp;MID([.O$1];1;9-LEN([.G50]))&amp;&quot;, &quot;&amp;[.I50]&amp;MID([.O$1];1;7-LEN([.I50]))&amp;&quot;,STRFMT_&quot;&amp;MID([.C50];16;111)&amp;MID([.O$1];1;36-LEN([.C50]))&amp;&quot;};&quot;" office:value-type="string" office:string-value="capsLimited[i++] = {SND_PCM_FORMAT_G723_40_1B           , ADT_VAR   , ADI_08 , ADY_1 , ADJ_LOW  , ADE_LE ,STRFMT_G723_40_1B           };" calcext:value-type="string">
            <text:p>capsLimited[i++] = {SND_PCM_FORMAT_G723_40_1B <text:s text:c="10"/>, ADT_VAR <text:s text:c="2"/>, ADI_08 , ADY_1 , ADJ_LOW <text:s/>, ADE_LE ,STRFMT_G723_40_1B <text:s text:c="10"/>};</text:p>
          </table:table-cell>
          <table:table-cell table:number-columns-repeated="10"/>
          <table:table-cell table:formula="of:=&quot;const char * const STRFMT_&quot;&amp;MID([.C50];16;111)&amp;MID([.O$1];1;36-LEN([.C50]))&amp;&quot;= &quot;&quot;&quot;&amp;MID([.C50];16;111)&amp;&quot;&quot;&quot;;&quot;" office:value-type="string" office:string-value="const char * const STRFMT_G723_40_1B           = &quot;G723_40_1B&quot;;" calcext:value-type="string">
            <text:p>const char * const STRFMT_G723_40_1B <text:s text:c="10"/>= "G723_40_1B";</text:p>
          </table:table-cell>
          <table:table-cell table:number-columns-repeated="1006"/>
        </table:table-row>
        <table:table-row table:style-name="ro3">
          <table:table-cell table:number-columns-repeated="2"/>
          <table:table-cell table:formula="of:=&quot;capsLimited[i++] = {&quot;&amp;[.C51]&amp;MID([.O$1];1;36-LEN([.C51]))&amp;&quot;, &quot;&amp;[.H51]&amp;MID([.O$1];1;10-LEN([.H51]))&amp;&quot;, &quot;&amp;[.E51]&amp;MID([.O$1];1;7-LEN([.E51]))&amp;&quot;, &quot;&amp;[.F51]&amp;MID([.O$1];1;6-LEN([.F51]))&amp;&quot;, &quot;&amp;[.G51]&amp;MID([.O$1];1;9-LEN([.G51]))&amp;&quot;, &quot;&amp;[.I51]&amp;MID([.O$1];1;7-LEN([.I51]))&amp;&quot;,STRFMT_&quot;&amp;MID([.C51];16;111)&amp;MID([.O$1];1;36-LEN([.C51]))&amp;&quot;};&quot;" office:value-type="string" office:string-value="capsLimited[i++] = {SND_PCM_FORMAT_DSD_U8               , ADT_VAR   , ADI_08 , ADY_1 , ADJ_LOW  , ADE_LE ,STRFMT_DSD_U8               };" calcext:value-type="string">
            <text:p>capsLimited[i++] = {SND_PCM_FORMAT_DSD_U8 <text:s text:c="14"/>, ADT_VAR <text:s text:c="2"/>, ADI_08 , ADY_1 , ADJ_LOW <text:s/>, ADE_LE ,STRFMT_DSD_U8 <text:s text:c="14"/>};</text:p>
          </table:table-cell>
          <table:table-cell table:number-columns-repeated="10"/>
          <table:table-cell table:formula="of:=&quot;const char * const STRFMT_&quot;&amp;MID([.C51];16;111)&amp;MID([.O$1];1;36-LEN([.C51]))&amp;&quot;= &quot;&quot;&quot;&amp;MID([.C51];16;111)&amp;&quot;&quot;&quot;;&quot;" office:value-type="string" office:string-value="const char * const STRFMT_DSD_U8               = &quot;DSD_U8&quot;;" calcext:value-type="string">
            <text:p>const char * const STRFMT_DSD_U8 <text:s text:c="14"/>= "DSD_U8";</text:p>
          </table:table-cell>
          <table:table-cell table:number-columns-repeated="1006"/>
        </table:table-row>
        <table:table-row table:style-name="ro3">
          <table:table-cell table:number-columns-repeated="2"/>
          <table:table-cell table:formula="of:=&quot;capsLimited[i++] = {&quot;&amp;[.C52]&amp;MID([.O$1];1;36-LEN([.C52]))&amp;&quot;, &quot;&amp;[.H52]&amp;MID([.O$1];1;10-LEN([.H52]))&amp;&quot;, &quot;&amp;[.E52]&amp;MID([.O$1];1;7-LEN([.E52]))&amp;&quot;, &quot;&amp;[.F52]&amp;MID([.O$1];1;6-LEN([.F52]))&amp;&quot;, &quot;&amp;[.G52]&amp;MID([.O$1];1;9-LEN([.G52]))&amp;&quot;, &quot;&amp;[.I52]&amp;MID([.O$1];1;7-LEN([.I52]))&amp;&quot;,STRFMT_&quot;&amp;MID([.C52];16;111)&amp;MID([.O$1];1;36-LEN([.C52]))&amp;&quot;};&quot;" office:value-type="string" office:string-value="capsLimited[i++] = {SND_PCM_FORMAT_DSD_U16_LE           , ADT_VAR   , ADI_16 , ADY_2 , ADJ_LOW  , ADE_LE ,STRFMT_DSD_U16_LE           };" calcext:value-type="string">
            <text:p>capsLimited[i++] = {SND_PCM_FORMAT_DSD_U16_LE <text:s text:c="10"/>, ADT_VAR <text:s text:c="2"/>, ADI_16 , ADY_2 , ADJ_LOW <text:s/>, ADE_LE ,STRFMT_DSD_U16_LE <text:s text:c="10"/>};</text:p>
          </table:table-cell>
          <table:table-cell table:number-columns-repeated="10"/>
          <table:table-cell table:formula="of:=&quot;const char * const STRFMT_&quot;&amp;MID([.C52];16;111)&amp;MID([.O$1];1;36-LEN([.C52]))&amp;&quot;= &quot;&quot;&quot;&amp;MID([.C52];16;111)&amp;&quot;&quot;&quot;;&quot;" office:value-type="string" office:string-value="const char * const STRFMT_DSD_U16_LE           = &quot;DSD_U16_LE&quot;;" calcext:value-type="string">
            <text:p>const char * const STRFMT_DSD_U16_LE <text:s text:c="10"/>= "DSD_U16_LE";</text:p>
          </table:table-cell>
          <table:table-cell table:number-columns-repeated="1006"/>
        </table:table-row>
        <table:table-row table:style-name="ro3">
          <table:table-cell table:number-columns-repeated="2"/>
          <table:table-cell table:formula="of:=&quot;capsLimited[i++] = {&quot;&amp;[.C53]&amp;MID([.O$1];1;36-LEN([.C53]))&amp;&quot;, &quot;&amp;[.H53]&amp;MID([.O$1];1;10-LEN([.H53]))&amp;&quot;, &quot;&amp;[.E53]&amp;MID([.O$1];1;7-LEN([.E53]))&amp;&quot;, &quot;&amp;[.F53]&amp;MID([.O$1];1;6-LEN([.F53]))&amp;&quot;, &quot;&amp;[.G53]&amp;MID([.O$1];1;9-LEN([.G53]))&amp;&quot;, &quot;&amp;[.I53]&amp;MID([.O$1];1;7-LEN([.I53]))&amp;&quot;,STRFMT_&quot;&amp;MID([.C53];16;111)&amp;MID([.O$1];1;36-LEN([.C53]))&amp;&quot;};&quot;" office:value-type="string" office:string-value="capsLimited[i++] = {SND_PCM_FORMAT_DSD_U32_LE           , ADT_VAR   , ADI_32 , ADY_4 , ADJ_LOW  , ADE_LE ,STRFMT_DSD_U32_LE           };" calcext:value-type="string">
            <text:p>capsLimited[i++] = {SND_PCM_FORMAT_DSD_U32_LE <text:s text:c="10"/>, ADT_VAR <text:s text:c="2"/>, ADI_32 , ADY_4 , ADJ_LOW <text:s/>, ADE_LE ,STRFMT_DSD_U32_LE <text:s text:c="10"/>};</text:p>
          </table:table-cell>
          <table:table-cell table:number-columns-repeated="10"/>
          <table:table-cell table:formula="of:=&quot;const char * const STRFMT_&quot;&amp;MID([.C53];16;111)&amp;MID([.O$1];1;36-LEN([.C53]))&amp;&quot;= &quot;&quot;&quot;&amp;MID([.C53];16;111)&amp;&quot;&quot;&quot;;&quot;" office:value-type="string" office:string-value="const char * const STRFMT_DSD_U32_LE           = &quot;DSD_U32_LE&quot;;" calcext:value-type="string">
            <text:p>const char * const STRFMT_DSD_U32_LE <text:s text:c="10"/>= "DSD_U32_LE";</text:p>
          </table:table-cell>
          <table:table-cell table:number-columns-repeated="1006"/>
        </table:table-row>
        <table:table-row table:style-name="ro3">
          <table:table-cell table:number-columns-repeated="2"/>
          <table:table-cell table:formula="of:=&quot;capsLimited[i++] = {&quot;&amp;[.C54]&amp;MID([.O$1];1;36-LEN([.C54]))&amp;&quot;, &quot;&amp;[.H54]&amp;MID([.O$1];1;10-LEN([.H54]))&amp;&quot;, &quot;&amp;[.E54]&amp;MID([.O$1];1;7-LEN([.E54]))&amp;&quot;, &quot;&amp;[.F54]&amp;MID([.O$1];1;6-LEN([.F54]))&amp;&quot;, &quot;&amp;[.G54]&amp;MID([.O$1];1;9-LEN([.G54]))&amp;&quot;, &quot;&amp;[.I54]&amp;MID([.O$1];1;7-LEN([.I54]))&amp;&quot;,STRFMT_&quot;&amp;MID([.C54];16;111)&amp;MID([.O$1];1;36-LEN([.C54]))&amp;&quot;};&quot;" office:value-type="string" office:string-value="capsLimited[i++] = {SND_PCM_FORMAT_DSD_U16_BE           , ADT_VAR   , ADI_16 , ADY_2 , ADJ_LOW  , ADE_LE ,STRFMT_DSD_U16_BE           };" calcext:value-type="string">
            <text:p>capsLimited[i++] = {SND_PCM_FORMAT_DSD_U16_BE <text:s text:c="10"/>, ADT_VAR <text:s text:c="2"/>, ADI_16 , ADY_2 , ADJ_LOW <text:s/>, ADE_LE ,STRFMT_DSD_U16_BE <text:s text:c="10"/>};</text:p>
          </table:table-cell>
          <table:table-cell table:number-columns-repeated="10"/>
          <table:table-cell table:formula="of:=&quot;const char * const STRFMT_&quot;&amp;MID([.C54];16;111)&amp;MID([.O$1];1;36-LEN([.C54]))&amp;&quot;= &quot;&quot;&quot;&amp;MID([.C54];16;111)&amp;&quot;&quot;&quot;;&quot;" office:value-type="string" office:string-value="const char * const STRFMT_DSD_U16_BE           = &quot;DSD_U16_BE&quot;;" calcext:value-type="string">
            <text:p>const char * const STRFMT_DSD_U16_BE <text:s text:c="10"/>= "DSD_U16_BE";</text:p>
          </table:table-cell>
          <table:table-cell table:number-columns-repeated="1006"/>
        </table:table-row>
        <table:table-row table:style-name="ro3">
          <table:table-cell table:number-columns-repeated="2"/>
          <table:table-cell table:formula="of:=&quot;capsLimited[i++] = {&quot;&amp;[.C55]&amp;MID([.O$1];1;36-LEN([.C55]))&amp;&quot;, &quot;&amp;[.H55]&amp;MID([.O$1];1;10-LEN([.H55]))&amp;&quot;, &quot;&amp;[.E55]&amp;MID([.O$1];1;7-LEN([.E55]))&amp;&quot;, &quot;&amp;[.F55]&amp;MID([.O$1];1;6-LEN([.F55]))&amp;&quot;, &quot;&amp;[.G55]&amp;MID([.O$1];1;9-LEN([.G55]))&amp;&quot;, &quot;&amp;[.I55]&amp;MID([.O$1];1;7-LEN([.I55]))&amp;&quot;,STRFMT_&quot;&amp;MID([.C55];16;111)&amp;MID([.O$1];1;36-LEN([.C55]))&amp;&quot;};&quot;" office:value-type="string" office:string-value="capsLimited[i++] = {SND_PCM_FORMAT_DSD_U32_BE           , ADT_VAR   , ADI_32 , ADY_4 , ADJ_LOW  , ADE_LE ,STRFMT_DSD_U32_BE           };" calcext:value-type="string">
            <text:p>capsLimited[i++] = {SND_PCM_FORMAT_DSD_U32_BE <text:s text:c="10"/>, ADT_VAR <text:s text:c="2"/>, ADI_32 , ADY_4 , ADJ_LOW <text:s/>, ADE_LE ,STRFMT_DSD_U32_BE <text:s text:c="10"/>};</text:p>
          </table:table-cell>
          <table:table-cell table:number-columns-repeated="10"/>
          <table:table-cell table:formula="of:=&quot;const char * const STRFMT_&quot;&amp;MID([.C55];16;111)&amp;MID([.O$1];1;36-LEN([.C55]))&amp;&quot;= &quot;&quot;&quot;&amp;MID([.C55];16;111)&amp;&quot;&quot;&quot;;&quot;" office:value-type="string" office:string-value="const char * const STRFMT_DSD_U32_BE           = &quot;DSD_U32_BE&quot;;" calcext:value-type="string">
            <text:p>const char * const STRFMT_DSD_U32_BE <text:s text:c="10"/>= "DSD_U32_BE";</text:p>
          </table:table-cell>
          <table:table-cell table:number-columns-repeated="1006"/>
        </table:table-row>
        <table:table-row table:style-name="ro3" table:number-rows-repeated="1048463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pcm_doers" table:style-name="ta1">
        <office:forms form:automatic-focus="false" form:apply-design-mode="false"/>
        <table:table-column table:style-name="co10" table:default-cell-style-name="ce5"/>
        <table:table-column table:style-name="co2" table:default-cell-style-name="ce5"/>
        <table:table-column table:style-name="co3" table:default-cell-style-name="ce5"/>
        <table:table-column table:style-name="co1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2" table:default-cell-style-name="ce5"/>
        <table:table-column table:style-name="co15" table:default-cell-style-name="ce5"/>
        <table:table-column table:style-name="co16" table:default-cell-style-name="ce5"/>
        <table:table-column table:style-name="co1" table:number-columns-repeated="1012" table:default-cell-style-name="ce5"/>
        <table:table-row table:style-name="ro1"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enum</text:p>
          </table:table-cell>
          <table:table-cell table:style-name="ce4" office:value-type="string" calcext:value-type="string">
            <text:p>Des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1008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nd_pcm_open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pcm_t **pcm</text:p>
          </table:table-cell>
          <table:table-cell office:value-type="string" calcext:value-type="string">
            <text:p>const char *name</text:p>
          </table:table-cell>
          <table:table-cell office:value-type="string" calcext:value-type="string">
            <text:p>snd_pcm_stream_t stream</text:p>
          </table:table-cell>
          <table:table-cell office:value-type="string" calcext:value-type="string">
            <text:p>int mode</text:p>
          </table:table-cell>
          <table:table-cell table:number-columns-repeated="2"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nd_pcm_poll_descriptors_revents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pcm_t *pcm</text:p>
          </table:table-cell>
          <table:table-cell office:value-type="string" calcext:value-type="string">
            <text:p>struct pollfd *pfds</text:p>
          </table:table-cell>
          <table:table-cell office:value-type="string" calcext:value-type="string">
            <text:p>unsigned int nfds</text:p>
          </table:table-cell>
          <table:table-cell office:value-type="string" calcext:value-type="string">
            <text:p>unsigned short *revents</text:p>
          </table:table-cell>
          <table:table-cell table:number-columns-repeated="2"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nd_async_add_pcm_handle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async_handler_t **handler</text:p>
          </table:table-cell>
          <table:table-cell office:value-type="string" calcext:value-type="string">
            <text:p>snd_pcm_t *pcm</text:p>
          </table:table-cell>
          <table:table-cell office:value-type="string" calcext:value-type="string">
            <text:p>snd_async_callback_t callback</text:p>
          </table:table-cell>
          <table:table-cell office:value-type="string" calcext:value-type="string">
            <text:p>void *private_data</text:p>
          </table:table-cell>
          <table:table-cell table:number-columns-repeated="2"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nd_pcm_open_lconf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pcm_t **pcm</text:p>
          </table:table-cell>
          <table:table-cell office:value-type="string" calcext:value-type="string">
            <text:p>const char *name</text:p>
          </table:table-cell>
          <table:table-cell office:value-type="string" calcext:value-type="string">
            <text:p>snd_pcm_stream_t stream</text:p>
          </table:table-cell>
          <table:table-cell office:value-type="string" calcext:value-type="string">
            <text:p>int mode</text:p>
          </table:table-cell>
          <table:table-cell office:value-type="string" calcext:value-type="string">
            <text:p>snd_config_t *lconf</text:p>
          </table:table-cell>
          <table:table-cell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nd_pcm_open_fallback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pcm_t **pcm</text:p>
          </table:table-cell>
          <table:table-cell office:value-type="string" calcext:value-type="string">
            <text:p>snd_config_t *root</text:p>
          </table:table-cell>
          <table:table-cell office:value-type="string" calcext:value-type="string">
            <text:p>const char *name</text:p>
          </table:table-cell>
          <table:table-cell office:value-type="string" calcext:value-type="string">
            <text:p>const char *orig_name</text:p>
          </table:table-cell>
          <table:table-cell office:value-type="string" calcext:value-type="string">
            <text:p>snd_pcm_stream_t stream</text:p>
          </table:table-cell>
          <table:table-cell office:value-type="string" calcext:value-type="string">
            <text:p>int mode</text:p>
          </table:table-cell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nd_pcm_htimestamp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pcm_t *pcm</text:p>
          </table:table-cell>
          <table:table-cell office:value-type="string" calcext:value-type="string">
            <text:p>snd_pcm_uframes_t *avail</text:p>
          </table:table-cell>
          <table:table-cell office:value-type="string" calcext:value-type="string">
            <text:p>snd_htimestamp_t *tstamp</text:p>
          </table:table-cell>
          <table:table-cell table:number-columns-repeated="3"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nd_pcm_avail_delay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pcm_t *pcm</text:p>
          </table:table-cell>
          <table:table-cell office:value-type="string" calcext:value-type="string">
            <text:p>snd_pcm_sframes_t *availp</text:p>
          </table:table-cell>
          <table:table-cell office:value-type="string" calcext:value-type="string">
            <text:p>snd_pcm_sframes_t *delayp</text:p>
          </table:table-cell>
          <table:table-cell table:number-columns-repeated="3"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snd_pcm_sframes_t</text:p>
          </table:table-cell>
          <table:table-cell office:value-type="string" calcext:value-type="string">
            <text:p>snd_pcm_writei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pcm_t *pcm</text:p>
          </table:table-cell>
          <table:table-cell office:value-type="string" calcext:value-type="string">
            <text:p>const void *buffer</text:p>
          </table:table-cell>
          <table:table-cell office:value-type="string" calcext:value-type="string">
            <text:p>snd_pcm_uframes_t size</text:p>
          </table:table-cell>
          <table:table-cell table:number-columns-repeated="3"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snd_pcm_sframes_t</text:p>
          </table:table-cell>
          <table:table-cell office:value-type="string" calcext:value-type="string">
            <text:p>snd_pcm_writen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pcm_t *pcm</text:p>
          </table:table-cell>
          <table:table-cell office:value-type="string" calcext:value-type="string">
            <text:p>void **bufs</text:p>
          </table:table-cell>
          <table:table-cell office:value-type="string" calcext:value-type="string">
            <text:p>snd_pcm_uframes_t size</text:p>
          </table:table-cell>
          <table:table-cell table:number-columns-repeated="3"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snd_pcm_sframes_t</text:p>
          </table:table-cell>
          <table:table-cell office:value-type="string" calcext:value-type="string">
            <text:p>snd_pcm_readn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pcm_t *pcm</text:p>
          </table:table-cell>
          <table:table-cell office:value-type="string" calcext:value-type="string">
            <text:p>void **bufs</text:p>
          </table:table-cell>
          <table:table-cell office:value-type="string" calcext:value-type="string">
            <text:p>snd_pcm_uframes_t size</text:p>
          </table:table-cell>
          <table:table-cell table:number-columns-repeated="3"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snd_pcm_sframes_t</text:p>
          </table:table-cell>
          <table:table-cell office:value-type="string" calcext:value-type="string">
            <text:p>snd_pcm_readi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pcm_t *pcm</text:p>
          </table:table-cell>
          <table:table-cell office:value-type="string" calcext:value-type="string">
            <text:p>void *buffer</text:p>
          </table:table-cell>
          <table:table-cell office:value-type="string" calcext:value-type="string">
            <text:p>snd_pcm_uframes_t size</text:p>
          </table:table-cell>
          <table:table-cell table:number-columns-repeated="3"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nd_pcm_poll_descriptors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pcm_t *pcm</text:p>
          </table:table-cell>
          <table:table-cell office:value-type="string" calcext:value-type="string">
            <text:p>struct pollfd *pfds</text:p>
          </table:table-cell>
          <table:table-cell office:value-type="string" calcext:value-type="string">
            <text:p>unsigned int space</text:p>
          </table:table-cell>
          <table:table-cell table:number-columns-repeated="3"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nd_pcm_paus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pcm_t *pcm</text:p>
          </table:table-cell>
          <table:table-cell office:value-type="string" calcext:value-type="string">
            <text:p>int enable</text:p>
          </table:table-cell>
          <table:table-cell table:number-columns-repeated="4"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nd_pcm_nonblock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pcm_t *pcm</text:p>
          </table:table-cell>
          <table:table-cell office:value-type="string" calcext:value-type="string">
            <text:p>int nonblock</text:p>
          </table:table-cell>
          <table:table-cell table:number-columns-repeated="4"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nd_pcm_wai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pcm_t *pcm</text:p>
          </table:table-cell>
          <table:table-cell office:value-type="string" calcext:value-type="string">
            <text:p>int timeout</text:p>
          </table:table-cell>
          <table:table-cell table:number-columns-repeated="4"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nd_pcm_hw_params_curren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pcm_t *pcm</text:p>
          </table:table-cell>
          <table:table-cell office:value-type="string" calcext:value-type="string">
            <text:p>snd_pcm_hw_params_t *params</text:p>
          </table:table-cell>
          <table:table-cell table:number-columns-repeated="4"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nd_pcm_hw_params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pcm_t *pcm</text:p>
          </table:table-cell>
          <table:table-cell office:value-type="string" calcext:value-type="string">
            <text:p>snd_pcm_hw_params_t *params</text:p>
          </table:table-cell>
          <table:table-cell table:number-columns-repeated="4"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nd_pcm_info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pcm_t *pcm</text:p>
          </table:table-cell>
          <table:table-cell office:value-type="string" calcext:value-type="string">
            <text:p>snd_pcm_info_t *info</text:p>
          </table:table-cell>
          <table:table-cell table:number-columns-repeated="4"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nd_pcm_delay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pcm_t *pcm</text:p>
          </table:table-cell>
          <table:table-cell office:value-type="string" calcext:value-type="string">
            <text:p>snd_pcm_sframes_t *delayp</text:p>
          </table:table-cell>
          <table:table-cell table:number-columns-repeated="4"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nd_pcm_status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pcm_t *pcm</text:p>
          </table:table-cell>
          <table:table-cell office:value-type="string" calcext:value-type="string">
            <text:p>snd_pcm_status_t *status</text:p>
          </table:table-cell>
          <table:table-cell table:number-columns-repeated="4"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nd_pcm_sw_params_curren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pcm_t *pcm</text:p>
          </table:table-cell>
          <table:table-cell office:value-type="string" calcext:value-type="string">
            <text:p>snd_pcm_sw_params_t *params</text:p>
          </table:table-cell>
          <table:table-cell table:number-columns-repeated="4"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nd_pcm_sw_params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pcm_t *pcm</text:p>
          </table:table-cell>
          <table:table-cell office:value-type="string" calcext:value-type="string">
            <text:p>snd_pcm_sw_params_t *params</text:p>
          </table:table-cell>
          <table:table-cell table:number-columns-repeated="4"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nd_pcm_link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pcm_t *pcm1</text:p>
          </table:table-cell>
          <table:table-cell office:value-type="string" calcext:value-type="string">
            <text:p>snd_pcm_t *pcm2</text:p>
          </table:table-cell>
          <table:table-cell table:number-columns-repeated="4"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snd_pcm_sframes_t</text:p>
          </table:table-cell>
          <table:table-cell office:value-type="string" calcext:value-type="string">
            <text:p>snd_pcm_rewind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pcm_t *pcm</text:p>
          </table:table-cell>
          <table:table-cell office:value-type="string" calcext:value-type="string">
            <text:p>snd_pcm_uframes_t frames</text:p>
          </table:table-cell>
          <table:table-cell table:number-columns-repeated="4"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snd_pcm_sframes_t</text:p>
          </table:table-cell>
          <table:table-cell office:value-type="string" calcext:value-type="string">
            <text:p>snd_pcm_forward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pcm_t *pcm</text:p>
          </table:table-cell>
          <table:table-cell office:value-type="string" calcext:value-type="string">
            <text:p>snd_pcm_uframes_t frames</text:p>
          </table:table-cell>
          <table:table-cell table:number-columns-repeated="4"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nd_pcm_unlink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pcm_t *pcm</text:p>
          </table:table-cell>
          <table:table-cell table:number-columns-repeated="5"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atic __inline__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nd_pcm_abor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pcm_t *pcm</text:p>
          </table:table-cell>
          <table:table-cell table:number-columns-repeated="5"/>
          <table:table-cell office:value-type="string" calcext:value-type="string">
            <text:p>) { return snd_pcm_nonblock(pcm, 2);}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nd_pcm_clos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pcm_t *pcm</text:p>
          </table:table-cell>
          <table:table-cell table:number-columns-repeated="5"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nst</text:p>
          </table:table-cell>
          <table:table-cell office:value-type="string" calcext:value-type="string">
            <text:p>char*</text:p>
          </table:table-cell>
          <table:table-cell office:value-type="string" calcext:value-type="string">
            <text:p>snd_pcm_nam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pcm_t *pcm</text:p>
          </table:table-cell>
          <table:table-cell table:number-columns-repeated="5"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snd_pcm_type_t</text:p>
          </table:table-cell>
          <table:table-cell office:value-type="string" calcext:value-type="string">
            <text:p>snd_pcm_typ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pcm_t *pcm</text:p>
          </table:table-cell>
          <table:table-cell table:number-columns-repeated="5"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snd_pcm_stream_t</text:p>
          </table:table-cell>
          <table:table-cell office:value-type="string" calcext:value-type="string">
            <text:p>snd_pcm_stream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pcm_t *pcm</text:p>
          </table:table-cell>
          <table:table-cell table:number-columns-repeated="5"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nd_pcm_poll_descriptors_coun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pcm_t *pcm</text:p>
          </table:table-cell>
          <table:table-cell table:number-columns-repeated="5"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snd_pcm_t*</text:p>
          </table:table-cell>
          <table:table-cell office:value-type="string" calcext:value-type="string">
            <text:p>snd_async_handler_get_pcm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async_handler_t *handler</text:p>
          </table:table-cell>
          <table:table-cell table:number-columns-repeated="5"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nd_pcm_hw_fre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pcm_t *pcm</text:p>
          </table:table-cell>
          <table:table-cell table:number-columns-repeated="5"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nd_pcm_prepar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pcm_t *pcm</text:p>
          </table:table-cell>
          <table:table-cell table:number-columns-repeated="5"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nd_pcm_rese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pcm_t *pcm</text:p>
          </table:table-cell>
          <table:table-cell table:number-columns-repeated="5"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nd_pcm_star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pcm_t *pcm</text:p>
          </table:table-cell>
          <table:table-cell table:number-columns-repeated="5"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nd_pcm_drop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pcm_t *pcm</text:p>
          </table:table-cell>
          <table:table-cell table:number-columns-repeated="5"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nd_pcm_drain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pcm_t *pcm</text:p>
          </table:table-cell>
          <table:table-cell table:number-columns-repeated="5"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snd_pcm_state_t</text:p>
          </table:table-cell>
          <table:table-cell office:value-type="string" calcext:value-type="string">
            <text:p>snd_pcm_st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pcm_t *pcm</text:p>
          </table:table-cell>
          <table:table-cell table:number-columns-repeated="5"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nd_pcm_hwsync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pcm_t *pcm</text:p>
          </table:table-cell>
          <table:table-cell table:number-columns-repeated="5"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nd_pcm_resum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pcm_t *pcm</text:p>
          </table:table-cell>
          <table:table-cell table:number-columns-repeated="5"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snd_pcm_sframes_t</text:p>
          </table:table-cell>
          <table:table-cell office:value-type="string" calcext:value-type="string">
            <text:p>snd_pcm_avai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pcm_t *pcm</text:p>
          </table:table-cell>
          <table:table-cell table:number-columns-repeated="5"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snd_pcm_sframes_t</text:p>
          </table:table-cell>
          <table:table-cell office:value-type="string" calcext:value-type="string">
            <text:p>snd_pcm_avail_updat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pcm_t *pcm</text:p>
          </table:table-cell>
          <table:table-cell table:number-columns-repeated="5"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snd_pcm_sframes_t</text:p>
          </table:table-cell>
          <table:table-cell office:value-type="string" calcext:value-type="string">
            <text:p>snd_pcm_rewindabl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pcm_t *pcm</text:p>
          </table:table-cell>
          <table:table-cell table:number-columns-repeated="5"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snd_pcm_sframes_t</text:p>
          </table:table-cell>
          <table:table-cell office:value-type="string" calcext:value-type="string">
            <text:p>snd_pcm_forwardabl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d_pcm_t *pcm</text:p>
          </table:table-cell>
          <table:table-cell table:number-columns-repeated="5"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2" table:number-rows-repeated="1048528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1" table:target-range-address="formats.A1:formats.J55">
          <table:sort>
            <table:sort-by table:field-number="0" table:data-type="automatic"/>
          </table:sort>
        </table:database-range>
        <table:database-range table:name="__Anonymous_Sheet_DB__2" table:target-range-address="pcm_doers.A1:pcm_doers.O47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EB Garamond 08" svg:font-family="'EB Garamond 08'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URW Bookman" svg:font-family="'URW Bookman'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23:24:14.583245109</meta:creation-date>
    <dc:date>2022-12-26T20:27:27.462456584</dc:date>
    <meta:editing-duration>PT6H50S</meta:editing-duration>
    <meta:editing-cycles>6</meta:editing-cycles>
    <meta:generator>LibreOffice/7.3.7.2$Linux_X86_64 LibreOffice_project/30$Build-2</meta:generator>
    <meta:document-statistic meta:table-count="3" meta:cell-count="1057" meta:object-count="0"/>
  </office:meta>
</office:document-meta>
</file>